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7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8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Good" style:data-style-name="" style:family="table-cell" style:name="ce9">
      <style:table-cell-properties fo:background-color="#C6EFCE"/>
      <style:paragraph-properties style:writing-mode="page"/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eutral" style:data-style-name="" style:family="table-cell" style:name="ce10">
      <style:table-cell-properties fo:background-color="#FFEB9C"/>
      <style:paragraph-properties style:writing-mode="page"/>
      <style:text-properties fo:color="#9C65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" style:family="table-cell" style:name="ce11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2.408cm" style:use-optimal-column-width="true" loext:column-width-sym="10.7539" fo:break-before="auto"/>
    </style:style>
    <style:style style:family="table-column" style:name="co3">
      <style:table-column-properties style:column-width="2.037cm" style:use-optimal-column-width="true" loext:column-width-sym="9.00391" fo:break-before="auto"/>
    </style:style>
    <style:style style:family="table-column" style:name="co4">
      <style:table-column-properties style:column-width="2.249cm" style:use-optimal-column-width="true" loext:column-width-sym="10.0039" fo:break-before="auto"/>
    </style:style>
    <style:style style:family="table-column" style:name="co5">
      <style:table-column-properties style:column-width="2.011cm" style:use-optimal-column-width="true" loext:column-width-sym="8.875" fo:break-before="auto"/>
    </style:style>
    <style:style style:family="table-column" style:name="co6">
      <style:table-column-properties style:column-width="2.064cm" style:use-optimal-column-width="true" loext:column-width-sym="9.125" fo:break-before="auto"/>
    </style:style>
    <style:style style:family="table-column" style:name="co7">
      <style:table-column-properties style:column-width="0.8203cm" style:use-optimal-column-width="true" loext:column-width-sym="3.25391" fo:break-before="auto"/>
    </style:style>
    <style:style style:family="table-column" style:name="co8">
      <style:table-column-properties style:column-width="1.191cm" style:use-optimal-column-width="true" loext:column-width-sym="5.00391" fo:break-before="auto"/>
    </style:style>
    <style:style style:family="table-column" style:name="co9">
      <style:table-column-properties style:column-width="2.037cm" style:use-optimal-column-width="false" loext:column-width-sym="9.00391" fo:break-before="auto"/>
    </style:style>
    <style:style style:family="table-column" style:name="co10">
      <style:table-column-properties style:column-width="3.519cm" style:use-optimal-column-width="true" loext:column-width-sym="16.0039" fo:break-before="auto"/>
    </style:style>
    <style:style style:family="table-column" style:name="co11">
      <style:table-column-properties style:column-width="2.037cm" style:use-optimal-column-width="false" loext:column-width-sym="9.00391" fo:break-before="auto"/>
    </style:style>
    <style:style style:family="table-column" style:name="co12">
      <style:table-column-properties style:column-width="2.699cm" style:use-optimal-column-width="true" loext:column-width-sym="12.125" fo:break-before="auto"/>
    </style:style>
    <style:style style:family="table-column" style:name="co13">
      <style:table-column-properties style:column-width="2.567cm" style:use-optimal-column-width="true" loext:column-width-sym="11.5039" fo:break-before="auto"/>
    </style:style>
    <style:style style:family="table-column" style:name="co14">
      <style:table-column-properties style:column-width="2.037cm" style:use-optimal-column-width="true" loext:column-width-sym="9.00391" fo:break-before="auto"/>
    </style:style>
    <style:style style:family="table-column" style:name="co15">
      <style:table-column-properties style:column-width="2.223cm" style:use-optimal-column-width="true" loext:column-width-sym="9.875" fo:break-before="auto"/>
    </style:style>
    <style:style style:family="table-column" style:name="co16">
      <style:table-column-properties style:column-width="2.037cm" style:use-optimal-column-width="false" loext:column-width-sym="9.00391" fo:break-before="auto"/>
    </style:style>
    <style:style style:family="table-column" style:name="co17">
      <style:table-column-properties style:column-width="2.276cm" style:use-optimal-column-width="true" loext:column-width-sym="10.125" fo:break-before="auto"/>
    </style:style>
    <style:style style:family="table-column" style:name="co18">
      <style:table-column-properties style:column-width="2.143cm" style:use-optimal-column-width="true" loext:column-width-sym="9.50391" fo:break-before="auto"/>
    </style:style>
    <style:style style:family="table-column" style:name="co19">
      <style:table-column-properties style:column-width="2.037cm" style:use-optimal-column-width="false" loext:column-width-sym="9.00391" fo:break-before="auto"/>
    </style:style>
    <style:style style:family="table-column" style:name="co20">
      <style:table-column-properties style:column-width="2.223cm" style:use-optimal-column-width="true" loext:column-width-sym="9.875" fo:break-before="auto"/>
    </style:style>
    <style:style style:family="table-column" style:name="co21">
      <style:table-column-properties style:column-width="2.276cm" style:use-optimal-column-width="true" loext:column-width-sym="10.125" fo:break-before="auto"/>
    </style:style>
    <style:style style:family="table-column" style:name="co22">
      <style:table-column-properties style:column-width="2.037cm" style:use-optimal-column-width="false" loext:column-width-sym="9.00391" fo:break-before="auto"/>
    </style:style>
    <style:style style:family="table-column" style:name="co23">
      <style:table-column-properties style:column-width="2.223cm" style:use-optimal-column-width="true" loext:column-width-sym="9.875" fo:break-before="auto"/>
    </style:style>
    <style:style style:family="table-column" style:name="co24">
      <style:table-column-properties style:column-width="2.037cm" style:use-optimal-column-width="true" loext:column-width-sym="9.00391" fo:break-before="auto"/>
    </style:style>
    <style:style style:family="table-column" style:name="co25">
      <style:table-column-properties style:column-width="3.175cm" style:use-optimal-column-width="true" loext:column-width-sym="14.375" fo:break-before="auto"/>
    </style:style>
    <style:style style:family="table-column" style:name="co26">
      <style:table-column-properties style:column-width="3.043cm" style:use-optimal-column-width="true" loext:column-width-sym="13.7539" fo:break-before="auto"/>
    </style:style>
    <style:style style:family="table-column" style:name="co27">
      <style:table-column-properties style:column-width="2.037cm" style:use-optimal-column-width="true" loext:column-width-sym="9.00391" fo:break-before="auto"/>
    </style:style>
    <style:style style:family="table-column" style:name="co28">
      <style:table-column-properties style:column-width="3.572cm" style:use-optimal-column-width="true" loext:column-width-sym="16.2539" fo:break-before="auto"/>
    </style:style>
    <style:style style:family="table-column" style:name="co29">
      <style:table-column-properties style:column-width="3.44cm" style:use-optimal-column-width="true" loext:column-width-sym="15.625" fo:break-before="auto"/>
    </style:style>
    <style:style style:family="table-column" style:name="co30">
      <style:table-column-properties style:column-width="2.037cm" style:use-optimal-column-width="true" loext:column-width-sym="9.00391" fo:break-before="auto"/>
    </style:style>
    <style:style style:family="table-column" style:name="co31">
      <style:table-column-properties style:column-width="4.048cm" style:use-optimal-column-width="true" loext:column-width-sym="18.5039" fo:break-before="auto"/>
    </style:style>
    <style:style style:family="table-column" style:name="co32">
      <style:table-column-properties style:column-width="3.916cm" style:use-optimal-column-width="true" loext:column-width-sym="17.875" fo:break-before="auto"/>
    </style:style>
    <style:style style:family="table-column" style:name="co33">
      <style:table-column-properties style:column-width="2.037cm" style:use-optimal-column-width="true" loext:column-width-sym="9.00391" fo:break-before="auto"/>
    </style:style>
    <style:style style:family="table-column" style:name="co34">
      <style:table-column-properties style:column-width="2.037cm" style:use-optimal-column-width="false" loext:column-width-sym="9.00391" fo:break-before="auto"/>
    </style:style>
    <style:style style:family="table-row" style:name="ro2">
      <style:table-row-properties style:row-height="14.25pt" style:use-optimal-row-height="true" fo:break-before="auto"/>
    </style:style>
    <style:style style:family="text" style:name="T1">
      <style:text-properties fo:font-family="Calibri" fo:font-size="11pt" fo:font-style="normal" style:text-underline-type="none" fo:font-weight="normal"/>
    </style:style>
    <style:style style:family="text" style:name="T2">
      <style:text-properties fo:font-family="Calibri" fo:font-size="11pt" fo:font-style="normal" style:text-underline-type="none" fo:font-weight="normal"/>
    </style:style>
    <style:style style:family="text" style:name="T3">
      <style:text-properties fo:font-family="Calibri" fo:font-size="11pt" fo:font-style="normal" style:text-underline-type="none" fo:font-weight="normal"/>
    </style:style>
    <style:style style:family="text" style:name="T4">
      <style:text-properties fo:font-family="Calibri" fo:font-size="11pt" fo:font-style="normal" style:text-underline-type="none" fo:font-weight="normal"/>
    </style:style>
    <style:style style:family="text" style:name="T5">
      <style:text-properties fo:font-family="Calibri" fo:font-size="11pt" fo:font-style="normal" style:text-underline-type="none" fo:font-weight="normal"/>
    </style:style>
    <style:style style:family="text" style:name="T6">
      <style:text-properties fo:font-family="Calibri" fo:font-size="11pt" fo:font-style="normal" style:text-underline-type="none" fo:font-weight="normal"/>
    </style:style>
    <style:style style:family="text" style:name="T7">
      <style:text-properties fo:font-family="Calibri" fo:font-size="11pt" fo:font-style="normal" style:text-underline-type="none" fo:font-weight="normal"/>
    </style:style>
    <style:style style:family="text" style:name="T8">
      <style:text-properties fo:font-family="Calibri" fo:font-size="11pt" fo:font-style="normal" style:text-underline-type="none" fo:font-weight="normal"/>
    </style:style>
    <style:style style:family="text" style:name="T9">
      <style:text-properties fo:font-family="Calibri" fo:font-size="11pt" fo:font-style="normal" style:text-underline-type="none" fo:font-weight="normal"/>
    </style:style>
    <style:style style:family="text" style:name="T10">
      <style:text-properties fo:font-family="Calibri" fo:font-size="11pt" fo:font-style="normal" style:text-underline-type="none" fo:font-weight="normal"/>
    </style:style>
    <style:style style:family="text" style:name="T11">
      <style:text-properties fo:font-family="Calibri" fo:font-size="11pt" fo:font-style="normal" style:text-underline-type="none" fo:font-weight="normal"/>
    </style:style>
    <style:style style:family="text" style:name="T12">
      <style:text-properties fo:font-family="Calibri" fo:font-size="11pt" fo:font-style="normal" style:text-underline-type="none" fo:font-weight="normal"/>
    </style:style>
    <style:style style:family="text" style:name="T13">
      <style:text-properties fo:font-family="Calibri" fo:font-size="11pt" fo:font-style="normal" style:text-underline-type="none" fo:font-weight="normal"/>
    </style:style>
    <style:style style:family="text" style:name="T14">
      <style:text-properties fo:font-family="Calibri" fo:font-size="11pt" fo:font-style="normal" style:text-underline-type="none" fo:font-weight="normal"/>
    </style:style>
    <style:style style:family="text" style:name="T15">
      <style:text-properties fo:font-family="Calibri" fo:font-size="11pt" fo:font-style="normal" style:text-underline-type="none" fo:font-weight="normal"/>
    </style:style>
    <style:style style:family="text" style:name="T16">
      <style:text-properties fo:font-family="Calibri" fo:font-size="11pt" fo:font-style="normal" style:text-underline-type="none" fo:font-weight="normal"/>
    </style:style>
    <style:style style:family="table-row" style:name="ro3">
      <style:table-row-properties style:row-height="14.25pt" style:use-optimal-row-height="true" fo:break-before="auto"/>
    </style:style>
    <style:style style:family="table-row" style:name="ro4">
      <style:table-row-properties style:row-height="14.25pt" style:use-optimal-row-height="true" fo:break-before="auto"/>
    </style:style>
    <style:style style:family="text" style:name="T17">
      <style:text-properties fo:font-family="Calibri" fo:font-size="11pt" fo:font-style="normal" style:text-underline-type="none" fo:font-weight="normal"/>
    </style:style>
    <style:style style:family="table-row" style:name="ro5">
      <style:table-row-properties style:row-height="14.25pt" style:use-optimal-row-height="true" fo:break-before="auto"/>
    </style:style>
    <style:style style:family="table-row" style:name="ro6">
      <style:table-row-properties style:row-height="14.25pt" style:use-optimal-row-height="true" fo:break-before="auto"/>
    </style:style>
    <style:style style:family="text" style:name="T18">
      <style:text-properties fo:font-family="Calibri" fo:font-size="11pt" fo:font-style="normal" style:text-underline-type="none" fo:font-weight="normal"/>
    </style:style>
    <style:style style:family="table-row" style:name="ro7">
      <style:table-row-properties style:row-height="14.25pt" style:use-optimal-row-height="true" fo:break-before="auto"/>
    </style:style>
    <style:style style:family="text" style:name="T19">
      <style:text-properties fo:font-family="Calibri" fo:font-size="11pt" fo:font-style="normal" style:text-underline-type="none" fo:font-weight="normal"/>
    </style:style>
    <style:style style:family="table-row" style:name="ro8">
      <style:table-row-properties style:row-height="14.25pt" style:use-optimal-row-height="true" fo:break-before="auto"/>
    </style:style>
    <style:style style:family="table-row" style:name="ro9">
      <style:table-row-properties style:row-height="14.25pt" style:use-optimal-row-height="true" fo:break-before="auto"/>
    </style:style>
    <style:style style:family="text" style:name="T20">
      <style:text-properties fo:font-family="Calibri" fo:font-size="11pt" fo:font-style="normal" style:text-underline-type="none" fo:font-weight="normal"/>
    </style:style>
    <style:style style:family="table-row" style:name="ro10">
      <style:table-row-properties style:row-height="14.25pt" style:use-optimal-row-height="true" fo:break-before="auto"/>
    </style:style>
    <style:style style:family="table-row" style:name="ro11">
      <style:table-row-properties style:row-height="14.25pt" style:use-optimal-row-height="true" fo:break-before="auto"/>
    </style:style>
    <style:style style:family="text" style:name="T21">
      <style:text-properties fo:font-family="Calibri" fo:font-size="11pt" fo:font-style="normal" style:text-underline-type="none" fo:font-weight="normal"/>
    </style:style>
    <style:style style:family="table-row" style:name="ro12">
      <style:table-row-properties style:row-height="14.25pt" style:use-optimal-row-height="tru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ext" style:name="T22">
      <style:text-properties fo:font-family="Calibri" fo:font-size="11pt" fo:font-style="normal" style:text-underline-type="none" fo:font-weight="normal"/>
    </style:style>
    <style:style style:family="table-row" style:name="ro14">
      <style:table-row-properties style:row-height="14.25pt" style:use-optimal-row-height="true" fo:break-before="auto"/>
    </style:style>
    <style:style style:family="text" style:name="T23">
      <style:text-properties fo:font-family="Calibri" fo:font-size="11pt" fo:font-style="normal" style:text-underline-type="none" fo:font-weight="normal"/>
    </style:style>
    <style:style style:family="table-row" style:name="ro15">
      <style:table-row-properties style:row-height="14.25pt" style:use-optimal-row-height="true" fo:break-before="auto"/>
    </style:style>
    <style:style style:family="table-row" style:name="ro16">
      <style:table-row-properties style:row-height="14.25pt" style:use-optimal-row-height="true" fo:break-before="auto"/>
    </style:style>
    <style:style style:family="text" style:name="T24">
      <style:text-properties fo:font-family="Calibri" fo:font-size="11pt" fo:font-style="normal" style:text-underline-type="none" fo:font-weight="normal"/>
    </style:style>
    <style:style style:family="table-row" style:name="ro17">
      <style:table-row-properties style:row-height="14.25pt" style:use-optimal-row-height="true" fo:break-before="auto"/>
    </style:style>
    <style:style style:family="text" style:name="T25">
      <style:text-properties fo:font-family="Calibri" fo:font-size="11pt" fo:font-style="normal" style:text-underline-type="none" fo:font-weight="normal"/>
    </style:style>
    <style:style style:family="table-row" style:name="ro18">
      <style:table-row-properties style:row-height="14.25pt" style:use-optimal-row-height="true" fo:break-before="auto"/>
    </style:style>
    <style:style style:family="table-row" style:name="ro19">
      <style:table-row-properties style:row-height="14.25pt" style:use-optimal-row-height="true" fo:break-before="auto"/>
    </style:style>
    <style:style style:family="text" style:name="T26">
      <style:text-properties fo:font-family="Calibri" fo:font-size="11pt" fo:font-style="normal" style:text-underline-type="none" fo:font-weight="normal"/>
    </style:style>
    <style:style style:family="table-row" style:name="ro20">
      <style:table-row-properties style:row-height="14.25pt" style:use-optimal-row-height="true" fo:break-before="auto"/>
    </style:style>
    <style:style style:family="text" style:name="T27">
      <style:text-properties fo:font-family="Calibri" fo:font-size="11pt" fo:font-style="normal" style:text-underline-type="none" fo:font-weight="normal"/>
    </style:style>
    <style:style style:family="table-row" style:name="ro21">
      <style:table-row-properties style:row-height="14.25pt" style:use-optimal-row-height="true" fo:break-before="auto"/>
    </style:style>
    <style:style style:family="table-row" style:name="ro22">
      <style:table-row-properties style:row-height="14.25pt" style:use-optimal-row-height="true" fo:break-before="auto"/>
    </style:style>
    <style:style style:family="text" style:name="T28">
      <style:text-properties fo:font-family="Calibri" fo:font-size="11pt" fo:font-style="normal" style:text-underline-type="none" fo:font-weight="normal"/>
    </style:style>
    <style:style style:family="table-row" style:name="ro23">
      <style:table-row-properties style:row-height="14.25pt" style:use-optimal-row-height="true" fo:break-before="auto"/>
    </style:style>
    <style:style style:family="table-row" style:name="ro24">
      <style:table-row-properties style:row-height="14.25pt" style:use-optimal-row-height="true" fo:break-before="auto"/>
    </style:style>
    <style:style style:family="text" style:name="T29">
      <style:text-properties fo:font-family="Calibri" fo:font-size="11pt" fo:font-style="normal" style:text-underline-type="none" fo:font-weight="normal"/>
    </style:style>
    <style:style style:family="table-row" style:name="ro25">
      <style:table-row-properties style:row-height="14.25pt" style:use-optimal-row-height="true" fo:break-before="auto"/>
    </style:style>
    <style:style style:family="table-row" style:name="ro26">
      <style:table-row-properties style:row-height="14.25pt" style:use-optimal-row-height="true" fo:break-before="auto"/>
    </style:style>
    <style:style style:family="text" style:name="T30">
      <style:text-properties fo:font-family="Calibri" fo:font-size="11pt" fo:font-style="normal" style:text-underline-type="none" fo:font-weight="normal"/>
    </style:style>
    <style:style style:family="table-row" style:name="ro27">
      <style:table-row-properties style:row-height="14.25pt" style:use-optimal-row-height="true" fo:break-before="auto"/>
    </style:style>
    <style:style style:family="text" style:name="T31">
      <style:text-properties fo:font-family="Calibri" fo:font-size="11pt" fo:font-style="normal" style:text-underline-type="none" fo:font-weight="normal"/>
    </style:style>
    <style:style style:family="table-row" style:name="ro28">
      <style:table-row-properties style:row-height="14.25pt" style:use-optimal-row-height="true" fo:break-before="auto"/>
    </style:style>
    <style:style style:family="table-row" style:name="ro29">
      <style:table-row-properties style:row-height="14.25pt" style:use-optimal-row-height="true" fo:break-before="auto"/>
    </style:style>
    <style:style style:family="text" style:name="T32">
      <style:text-properties fo:font-family="Calibri" fo:font-size="11pt" fo:font-style="normal" style:text-underline-type="none" fo:font-weight="normal"/>
    </style:style>
    <style:style style:family="table-row" style:name="ro30">
      <style:table-row-properties style:row-height="14.25pt" style:use-optimal-row-height="true" fo:break-before="auto"/>
    </style:style>
    <style:style style:family="text" style:name="T33">
      <style:text-properties fo:font-family="Calibri" fo:font-size="11pt" fo:font-style="normal" style:text-underline-type="none" fo:font-weight="normal"/>
    </style:style>
    <style:style style:family="table-row" style:name="ro31">
      <style:table-row-properties style:row-height="14.25pt" style:use-optimal-row-height="true" fo:break-before="auto"/>
    </style:style>
    <style:style style:family="table-row" style:name="ro32">
      <style:table-row-properties style:row-height="14.25pt" style:use-optimal-row-height="true" fo:break-before="auto"/>
    </style:style>
    <style:style style:family="text" style:name="T34">
      <style:text-properties fo:font-family="Calibri" fo:font-size="11pt" fo:font-style="normal" style:text-underline-type="none" fo:font-weight="normal"/>
    </style:style>
    <style:style style:family="table-row" style:name="ro33">
      <style:table-row-properties style:row-height="14.25pt" style:use-optimal-row-height="true" fo:break-before="auto"/>
    </style:style>
    <style:style style:family="text" style:name="T35">
      <style:text-properties fo:font-family="Calibri" fo:font-size="11pt" fo:font-style="normal" style:text-underline-type="none" fo:font-weight="normal"/>
    </style:style>
    <style:style style:family="table-row" style:name="ro34">
      <style:table-row-properties style:row-height="14.25pt" style:use-optimal-row-height="true" fo:break-before="auto"/>
    </style:style>
    <style:style style:family="text" style:name="T36">
      <style:text-properties fo:font-family="Calibri" fo:font-size="11pt" fo:font-style="normal" style:text-underline-type="none" fo:font-weight="normal"/>
    </style:style>
    <style:style style:family="table-row" style:name="ro35">
      <style:table-row-properties style:row-height="14.25pt" style:use-optimal-row-height="true" fo:break-before="auto"/>
    </style:style>
    <style:style style:family="table-row" style:name="ro36">
      <style:table-row-properties style:row-height="14.25pt" style:use-optimal-row-height="true" fo:break-before="auto"/>
    </style:style>
    <style:style style:family="text" style:name="T37">
      <style:text-properties fo:font-family="Calibri" fo:font-size="11pt" fo:font-style="normal" style:text-underline-type="none" fo:font-weight="normal"/>
    </style:style>
    <style:style style:family="table-row" style:name="ro37">
      <style:table-row-properties style:row-height="14.25pt" style:use-optimal-row-height="true" fo:break-before="auto"/>
    </style:style>
    <style:style style:family="text" style:name="T38">
      <style:text-properties fo:font-family="Calibri" fo:font-size="11pt" fo:font-style="normal" style:text-underline-type="none" fo:font-weight="normal"/>
    </style:style>
    <style:style style:family="table-row" style:name="ro38">
      <style:table-row-properties style:row-height="14.25pt" style:use-optimal-row-height="true" fo:break-before="auto"/>
    </style:style>
    <style:style style:family="text" style:name="T39">
      <style:text-properties fo:font-family="Calibri" fo:font-size="11pt" fo:font-style="normal" style:text-underline-type="none" fo:font-weight="normal"/>
    </style:style>
    <style:style style:family="table-row" style:name="ro39">
      <style:table-row-properties style:row-height="14.25pt" style:use-optimal-row-height="true" fo:break-before="auto"/>
    </style:style>
    <style:style style:family="table-row" style:name="ro40">
      <style:table-row-properties style:row-height="14.25pt" style:use-optimal-row-height="true" fo:break-before="auto"/>
    </style:style>
    <style:style style:family="table-row" style:name="ro41">
      <style:table-row-properties style:row-height="14.25pt" style:use-optimal-row-height="true" fo:break-before="auto"/>
    </style:style>
    <style:style style:family="table-row" style:name="ro42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9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number-columns-repeated="2"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10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31" table:default-cell-style-name="ce8"/>
        <table:table-column table:style-name="co32" table:default-cell-style-name="ce8"/>
        <table:table-column table:number-columns-repeated="1099" table:style-name="co33" table:default-cell-style-name="ce8"/>
        <table:table-column table:number-columns-repeated="15253" table:style-name="co34" table:default-cell-style-name="ce8"/>
        <table:table-column table:style-name="co1" table:default-cell-style-name="Default"/>
        <table:table-row table:style-name="ro2">
          <table:table-cell table:style-name="ce11" office:value-type="string" calcext:value-type="string">
            <text:p><text:span text:style-name="T1">Audi TTS</text:span></text:p>
          </table:table-cell>
          <table:table-cell table:style-name="ce11"/>
          <table:table-cell table:style-name="ce11" office:value-type="string" calcext:value-type="string">
            <text:p><text:span text:style-name="T2">Torque (Nm)</text:span></text:p>
          </table:table-cell>
          <table:table-cell table:style-name="ce11" office:value-type="string" calcext:value-type="string">
            <text:p><text:span text:style-name="T3">Power (kw)</text:span></text:p>
          </table:table-cell>
          <table:table-cell table:style-name="ce11" office:value-type="string" calcext:value-type="string">
            <text:p><text:span text:style-name="T4">Weight (kg)</text:span></text:p>
          </table:table-cell>
          <table:table-cell table:style-name="ce11" office:value-type="string" calcext:value-type="string">
            <text:p><text:span text:style-name="T5">PI</text:span></text:p>
          </table:table-cell>
          <table:table-cell table:style-name="ce11" office:value-type="string" calcext:value-type="string">
            <text:p><text:span text:style-name="T6">Cost</text:span></text:p>
          </table:table-cell>
          <table:table-cell table:style-name="ce9"/>
          <table:table-cell table:style-name="ce11" office:value-type="string" calcext:value-type="string">
            <text:p>Power/Torque (rpm)</text:p>
          </table:table-cell>
          <table:table-cell table:style-name="ce11"/>
          <table:table-cell table:style-name="ce11" office:value-type="string" calcext:value-type="string">
            <text:p><text:span text:style-name="T7">Torque/Weight</text:span></text:p>
          </table:table-cell>
          <table:table-cell table:style-name="ce11" office:value-type="string" calcext:value-type="string">
            <text:p><text:span text:style-name="T8">Power/Weight</text:span></text:p>
          </table:table-cell>
          <table:table-cell table:style-name="ce11"/>
          <table:table-cell table:style-name="ce11" office:value-type="string" calcext:value-type="string">
            <text:p><text:span text:style-name="T9">Torque/PI</text:span></text:p>
          </table:table-cell>
          <table:table-cell table:style-name="ce11" office:value-type="string" calcext:value-type="string">
            <text:p><text:span text:style-name="T10">Power/PI</text:span></text:p>
          </table:table-cell>
          <table:table-cell table:style-name="ce11"/>
          <table:table-cell table:style-name="ce11" office:value-type="string" calcext:value-type="string">
            <text:p>Torque/Cost</text:p>
          </table:table-cell>
          <table:table-cell table:style-name="ce11" office:value-type="string" calcext:value-type="string">
            <text:p>Power/Cost</text:p>
          </table:table-cell>
          <table:table-cell table:style-name="ce11"/>
          <table:table-cell table:style-name="ce11" office:value-type="string" calcext:value-type="string">
            <text:p>Weight/PI</text:p>
          </table:table-cell>
          <table:table-cell table:style-name="ce11" office:value-type="string" calcext:value-type="string">
            <text:p>Weight/Cost</text:p>
          </table:table-cell>
          <table:table-cell table:style-name="ce11"/>
          <table:table-cell table:style-name="ce11" office:value-type="string" calcext:value-type="string">
            <text:p>PI/Cost</text:p>
          </table:table-cell>
          <table:table-cell table:style-name="ce10"/>
          <table:table-cell table:style-name="ce11" office:value-type="string" calcext:value-type="string">
            <text:p><text:span text:style-name="T11">Torque/Weight/PI</text:span></text:p>
          </table:table-cell>
          <table:table-cell table:style-name="ce11" office:value-type="string" calcext:value-type="string">
            <text:p><text:span text:style-name="T12">Power/Weight/PI</text:span></text:p>
          </table:table-cell>
          <table:table-cell table:style-name="ce11"/>
          <table:table-cell table:style-name="ce11" office:value-type="string" calcext:value-type="string">
            <text:p><text:span text:style-name="T13">Torque/Weight/Cost</text:span></text:p>
          </table:table-cell>
          <table:table-cell table:style-name="ce11" office:value-type="string" calcext:value-type="string">
            <text:p><text:span text:style-name="T14">Power/Weight/Cost</text:span></text:p>
          </table:table-cell>
          <table:table-cell table:style-name="ce11"/>
          <table:table-cell table:style-name="ce11" office:value-type="string" calcext:value-type="string">
            <text:p><text:span text:style-name="T15">Torque/Weight/PI/Cost</text:span></text:p>
          </table:table-cell>
          <table:table-cell table:style-name="ce11" office:value-type="string" calcext:value-type="string">
            <text:p><text:span text:style-name="T16">Power/Weight/PI/Cost</text:span></text:p>
          </table:table-cell>
          <table:table-cell table:number-columns-repeated="1024"/>
        </table:table-row>
        <table:table-row table:style-name="ro3">
          <table:table-cell table:number-columns-repeated="13"/>
          <table:table-cell table:style-name="ce11"/>
          <table:table-cell table:number-columns-repeated="9"/>
          <table:table-cell table:style-name="ce10"/>
          <table:table-cell table:number-columns-repeated="3"/>
          <table:table-cell table:style-name="ce11"/>
          <table:table-cell table:number-columns-repeated="1024"/>
        </table:table-row>
        <table:table-row table:style-name="ro4">
          <table:table-cell table:style-name="ce11" office:value-type="string" calcext:value-type="string">
            <text:p><text:span text:style-name="T17">Stock</text:span></text:p>
          </table:table-cell>
          <table:table-cell table:style-name="ce11"/>
          <table:table-cell table:style-name="ce11" office:value-type="float" calcext:value-type="float" office:value="380">
            <text:p>380</text:p>
          </table:table-cell>
          <table:table-cell table:style-name="ce11" office:value-type="float" calcext:value-type="float" office:value="231">
            <text:p>231</text:p>
          </table:table-cell>
          <table:table-cell table:style-name="ce11" office:value-type="float" calcext:value-type="float" office:value="1385">
            <text:p>1385</text:p>
          </table:table-cell>
          <table:table-cell table:style-name="ce11" office:value-type="float" calcext:value-type="float" office:value="740">
            <text:p>740</text:p>
          </table:table-cell>
          <table:table-cell table:style-name="ce11" office:value-type="float" calcext:value-type="float" office:value="52000">
            <text:p>52000</text:p>
          </table:table-cell>
          <table:table-cell table:style-name="ce9"/>
          <table:table-cell table:style-name="ce11" table:formula="of:=30000/PI()*[.D3]/[.C3]" office:value-type="float" calcext:value-type="float" office:value="5804.9671348780776">
            <text:p>5804.9671348780776</text:p>
          </table:table-cell>
          <table:table-cell table:style-name="ce11"/>
          <table:table-cell table:style-name="ce11" table:formula="of:=[.C3]/[.E3]" office:value-type="float" calcext:value-type="float" office:value="0.27436823104693142">
            <text:p>0.27436823104693142</text:p>
          </table:table-cell>
          <table:table-cell table:style-name="ce11" table:formula="of:=[.D3]/[.E3]" office:value-type="float" calcext:value-type="float" office:value="0.16678700361010831">
            <text:p>0.16678700361010831</text:p>
          </table:table-cell>
          <table:table-cell table:style-name="ce11"/>
          <table:table-cell table:style-name="ce11" table:formula="of:=[.C3]/[.F3]" office:value-type="float" calcext:value-type="float" office:value="0.51351351351351349">
            <text:p>0.51351351351351349</text:p>
          </table:table-cell>
          <table:table-cell table:style-name="ce11" table:formula="of:=[.D3]/[.F3]" office:value-type="float" calcext:value-type="float" office:value="0.31216216216216214">
            <text:p>0.31216216216216214</text:p>
          </table:table-cell>
          <table:table-cell table:style-name="ce11"/>
          <table:table-cell table:style-name="ce11" table:formula="of:=[.C3]/[.G3]" office:value-type="float" calcext:value-type="float" office:value="0.0073076923076923076">
            <text:p>0.0073076923076923076</text:p>
          </table:table-cell>
          <table:table-cell table:style-name="ce11" table:formula="of:=[.D3]/[.G3]" office:value-type="float" calcext:value-type="float" office:value="0.0044423076923076925">
            <text:p>0.0044423076923076925</text:p>
          </table:table-cell>
          <table:table-cell table:style-name="ce11"/>
          <table:table-cell table:style-name="ce11" table:formula="of:=[.E3]/[.F3]" office:value-type="float" calcext:value-type="float" office:value="1.8716216216216217">
            <text:p>1.8716216216216217</text:p>
          </table:table-cell>
          <table:table-cell table:style-name="ce11" table:formula="of:=[.E3]/[.G3]" office:value-type="float" calcext:value-type="float" office:value="0.026634615384615385">
            <text:p>0.026634615384615385</text:p>
          </table:table-cell>
          <table:table-cell table:style-name="ce11"/>
          <table:table-cell table:style-name="ce11" table:formula="of:=[.F3]/[.G3]" office:value-type="float" calcext:value-type="float" office:value="0.014230769230769231">
            <text:p>0.014230769230769231</text:p>
          </table:table-cell>
          <table:table-cell table:style-name="ce10"/>
          <table:table-cell table:style-name="ce11" table:formula="of:=[.C3]/[.E3]/[.F3]" office:value-type="float" calcext:value-type="float" office:value="0.00037076787979315059">
            <text:p>0.00037076787979315059</text:p>
          </table:table-cell>
          <table:table-cell table:style-name="ce11" table:formula="of:=[.D3]/[.E3]/[.F3]" office:value-type="float" calcext:value-type="float" office:value="0.00022538784271636258">
            <text:p>0.00022538784271636258</text:p>
          </table:table-cell>
          <table:table-cell table:style-name="ce11"/>
          <table:table-cell table:number-columns-repeated="1024"/>
        </table:table-row>
        <table:table-row table:style-name="ro5">
          <table:table-cell table:number-columns-repeated="4"/>
          <table:table-cell table:style-name="ce11"/>
          <table:table-cell/>
          <table:table-cell/>
          <table:table-cell table:style-name="ce9"/>
          <table:table-cell table:style-name="ce11"/>
          <table:table-cell/>
          <table:table-cell table:style-name="ce11"/>
          <table:table-cell/>
          <table:table-cell/>
          <table:table-cell table:style-name="ce11"/>
          <table:table-cell table:number-columns-repeated="9"/>
          <table:table-cell table:style-name="ce10"/>
          <table:table-cell table:style-name="ce11"/>
          <table:table-cell table:number-columns-repeated="2"/>
          <table:table-cell table:style-name="ce11"/>
          <table:table-cell table:number-columns-repeated="1024"/>
        </table:table-row>
        <table:table-row table:style-name="ro6">
          <table:table-cell table:style-name="ce11" office:value-type="string" calcext:value-type="string">
            <text:p><text:span text:style-name="T18">Intake 1</text:span></text:p>
          </table:table-cell>
          <table:table-cell table:style-name="ce11"/>
          <table:table-cell table:style-name="ce11" office:value-type="float" calcext:value-type="float" office:value="390">
            <text:p>390</text:p>
          </table:table-cell>
          <table:table-cell table:style-name="ce11" office:value-type="float" calcext:value-type="float" office:value="237">
            <text:p>237</text:p>
          </table:table-cell>
          <table:table-cell table:style-name="ce11" office:value-type="float" calcext:value-type="float" office:value="1384">
            <text:p>1384</text:p>
          </table:table-cell>
          <table:table-cell table:style-name="ce11" office:value-type="float" calcext:value-type="float" office:value="744">
            <text:p>744</text:p>
          </table:table-cell>
          <table:table-cell table:style-name="ce11" office:value-type="float" calcext:value-type="float" office:value="53200">
            <text:p>53200</text:p>
          </table:table-cell>
          <table:table-cell table:style-name="ce9"/>
          <table:table-cell table:style-name="ce11" table:formula="of:=30000/PI()*[.D5]/[.C5]" office:value-type="float" calcext:value-type="float" office:value="5803.0340788891071">
            <text:p>5803.0340788891071</text:p>
          </table:table-cell>
          <table:table-cell table:style-name="ce11"/>
          <table:table-cell table:style-name="ce11" table:formula="of:=[.C5]/[.E5]" office:value-type="float" calcext:value-type="float" office:value="0.28179190751445088">
            <text:p>0.28179190751445088</text:p>
          </table:table-cell>
          <table:table-cell table:style-name="ce11" table:formula="of:=[.D5]/[.E5]" office:value-type="float" calcext:value-type="float" office:value="0.17124277456647399">
            <text:p>0.17124277456647399</text:p>
          </table:table-cell>
          <table:table-cell table:style-name="ce11"/>
          <table:table-cell table:style-name="ce11" table:formula="of:=[.C5]/[.F5]" office:value-type="float" calcext:value-type="float" office:value="0.52419354838709675">
            <text:p>0.52419354838709675</text:p>
          </table:table-cell>
          <table:table-cell table:style-name="ce11" table:formula="of:=[.D5]/[.F5]" office:value-type="float" calcext:value-type="float" office:value="0.31854838709677419">
            <text:p>0.31854838709677419</text:p>
          </table:table-cell>
          <table:table-cell table:style-name="ce11"/>
          <table:table-cell table:style-name="ce11" table:formula="of:=[.C5]/[.G5]" office:value-type="float" calcext:value-type="float" office:value="0.007330827067669173">
            <text:p>0.007330827067669173</text:p>
          </table:table-cell>
          <table:table-cell table:style-name="ce11" table:formula="of:=[.D5]/[.G5]" office:value-type="float" calcext:value-type="float" office:value="0.0044548872180451126">
            <text:p>0.0044548872180451126</text:p>
          </table:table-cell>
          <table:table-cell table:style-name="ce11"/>
          <table:table-cell table:style-name="ce11" table:formula="of:=[.E5]/[.F5]" office:value-type="float" calcext:value-type="float" office:value="1.8602150537634408">
            <text:p>1.8602150537634408</text:p>
          </table:table-cell>
          <table:table-cell table:style-name="ce11" table:formula="of:=[.E5]/[.G5]" office:value-type="float" calcext:value-type="float" office:value="0.026015037593984963">
            <text:p>0.026015037593984963</text:p>
          </table:table-cell>
          <table:table-cell table:style-name="ce11"/>
          <table:table-cell table:style-name="ce11" table:formula="of:=[.F5]/[.G5]" office:value-type="float" calcext:value-type="float" office:value="0.013984962406015038">
            <text:p>0.013984962406015038</text:p>
          </table:table-cell>
          <table:table-cell table:style-name="ce10"/>
          <table:table-cell table:style-name="ce11" table:formula="of:=[.C5]/[.E5]/[.F5]" office:value-type="float" calcext:value-type="float" office:value="0.00037875256386350926">
            <text:p>0.00037875256386350926</text:p>
          </table:table-cell>
          <table:table-cell table:style-name="ce11" table:formula="of:=[.D5]/[.E5]/[.F5]" office:value-type="float" calcext:value-type="float" office:value="0.00023016501957859407">
            <text:p>0.00023016501957859407</text:p>
          </table:table-cell>
          <table:table-cell table:style-name="ce11"/>
          <table:table-cell table:style-name="ce11" table:formula="of:=[.C5]/[.E5]/[.G5]" office:value-type="float" calcext:value-type="float" office:value="5.2968403668129864e-06">
            <text:p>5.2968403668129864e-06</text:p>
          </table:table-cell>
          <table:table-cell table:style-name="ce11" table:formula="of:=[.D5]/[.E5]/[.G5]" office:value-type="float" calcext:value-type="float" office:value="3.2188491459863532e-06">
            <text:p>3.2188491459863532e-06</text:p>
          </table:table-cell>
          <table:table-cell table:style-name="ce11"/>
          <table:table-cell table:style-name="ce11" table:formula="of:=[.C5]/[.E5]/[.F5]/[.G5]" office:value-type="float" calcext:value-type="float" office:value="7.1194090951787452e-09">
            <text:p>7.1194090951787452e-09</text:p>
          </table:table-cell>
          <table:table-cell table:style-name="ce11" table:formula="of:=[.D5]/[.E5]/[.F5]/[.G5]" office:value-type="float" calcext:value-type="float" office:value="4.3264101424547755e-09">
            <text:p>4.3264101424547755e-09</text:p>
          </table:table-cell>
          <table:table-cell/>
          <table:table-cell table:number-columns-repeated="1024"/>
        </table:table-row>
        <table:table-row table:style-name="ro7">
          <table:table-cell table:style-name="ce11" office:value-type="string" calcext:value-type="string">
            <text:p><text:span text:style-name="T19">Intake 2</text:span></text:p>
          </table:table-cell>
          <table:table-cell table:style-name="ce11"/>
          <table:table-cell table:style-name="ce11" office:value-type="float" calcext:value-type="float" office:value="396">
            <text:p>396</text:p>
          </table:table-cell>
          <table:table-cell table:style-name="ce11" office:value-type="float" calcext:value-type="float" office:value="241">
            <text:p>241</text:p>
          </table:table-cell>
          <table:table-cell table:style-name="ce11" office:value-type="float" calcext:value-type="float" office:value="1383">
            <text:p>1383</text:p>
          </table:table-cell>
          <table:table-cell table:style-name="ce11" office:value-type="float" calcext:value-type="float" office:value="746">
            <text:p>746</text:p>
          </table:table-cell>
          <table:table-cell table:style-name="ce11" office:value-type="float" calcext:value-type="float" office:value="53800">
            <text:p>53800</text:p>
          </table:table-cell>
          <table:table-cell table:style-name="ce9"/>
          <table:table-cell table:style-name="ce11" table:formula="of:=30000/PI()*[.D6]/[.C6]" office:value-type="float" calcext:value-type="float" office:value="5811.5668613858761">
            <text:p>5811.5668613858761</text:p>
          </table:table-cell>
          <table:table-cell table:style-name="ce11"/>
          <table:table-cell table:style-name="ce11" table:formula="of:=[.C6]/[.E6]" office:value-type="float" calcext:value-type="float" office:value="0.28633405639913234">
            <text:p>0.28633405639913234</text:p>
          </table:table-cell>
          <table:table-cell table:style-name="ce11" table:formula="of:=[.D6]/[.E6]" office:value-type="float" calcext:value-type="float" office:value="0.17425885755603759">
            <text:p>0.17425885755603759</text:p>
          </table:table-cell>
          <table:table-cell table:style-name="ce11"/>
          <table:table-cell table:style-name="ce11" table:formula="of:=[.C6]/[.F6]" office:value-type="float" calcext:value-type="float" office:value="0.53083109919571048">
            <text:p>0.53083109919571048</text:p>
          </table:table-cell>
          <table:table-cell table:style-name="ce11" table:formula="of:=[.D6]/[.F6]" office:value-type="float" calcext:value-type="float" office:value="0.32305630026809651">
            <text:p>0.32305630026809651</text:p>
          </table:table-cell>
          <table:table-cell table:style-name="ce11"/>
          <table:table-cell table:style-name="ce11" table:formula="of:=[.C6]/[.G6]" office:value-type="float" calcext:value-type="float" office:value="0.0073605947955390338">
            <text:p>0.0073605947955390338</text:p>
          </table:table-cell>
          <table:table-cell table:style-name="ce11" table:formula="of:=[.D6]/[.G6]" office:value-type="float" calcext:value-type="float" office:value="0.0044795539033457253">
            <text:p>0.0044795539033457253</text:p>
          </table:table-cell>
          <table:table-cell table:style-name="ce11"/>
          <table:table-cell table:style-name="ce11" table:formula="of:=[.E6]/[.F6]" office:value-type="float" calcext:value-type="float" office:value="1.853887399463807">
            <text:p>1.853887399463807</text:p>
          </table:table-cell>
          <table:table-cell table:style-name="ce11" table:formula="of:=[.E6]/[.G6]" office:value-type="float" calcext:value-type="float" office:value="0.025706319702602232">
            <text:p>0.025706319702602232</text:p>
          </table:table-cell>
          <table:table-cell table:style-name="ce11"/>
          <table:table-cell table:style-name="ce11" table:formula="of:=[.F6]/[.G6]" office:value-type="float" calcext:value-type="float" office:value="0.013866171003717473">
            <text:p>0.013866171003717473</text:p>
          </table:table-cell>
          <table:table-cell table:style-name="ce10"/>
          <table:table-cell table:style-name="ce11" table:formula="of:=[.C6]/[.E6]/[.F6]" office:value-type="float" calcext:value-type="float" office:value="0.00038382581286746964">
            <text:p>0.00038382581286746964</text:p>
          </table:table-cell>
          <table:table-cell table:style-name="ce11" table:formula="of:=[.D6]/[.E6]/[.F6]" office:value-type="float" calcext:value-type="float" office:value="0.00023359096187136407">
            <text:p>0.00023359096187136407</text:p>
          </table:table-cell>
          <table:table-cell table:style-name="ce11"/>
          <table:table-cell table:style-name="ce11" table:formula="of:=[.C6]/[.E6]/[.G6]" office:value-type="float" calcext:value-type="float" office:value="5.3221943568611961e-06">
            <text:p>5.3221943568611961e-06</text:p>
          </table:table-cell>
          <table:table-cell table:style-name="ce11" table:formula="of:=[.D6]/[.E6]/[.G6]" office:value-type="float" calcext:value-type="float" office:value="3.2390122222311819e-06">
            <text:p>3.2390122222311819e-06</text:p>
          </table:table-cell>
          <table:table-cell table:style-name="ce11"/>
          <table:table-cell table:style-name="ce11" table:formula="of:=[.C6]/[.E6]/[.F6]/[.G6]" office:value-type="float" calcext:value-type="float" office:value="7.1343087893581721e-09">
            <text:p>7.1343087893581721e-09</text:p>
          </table:table-cell>
          <table:table-cell table:style-name="ce11" table:formula="of:=[.D6]/[.E6]/[.F6]/[.G6]" office:value-type="float" calcext:value-type="float" office:value="4.34183943998818e-09">
            <text:p>4.34183943998818e-09</text:p>
          </table:table-cell>
          <table:table-cell/>
          <table:table-cell table:number-columns-repeated="1024"/>
        </table:table-row>
        <table:table-row table:style-name="ro8">
          <table:table-cell table:number-columns-repeated="4"/>
          <table:table-cell table:style-name="ce11"/>
          <table:table-cell/>
          <table:table-cell table:style-name="ce11"/>
          <table:table-cell table:style-name="ce9"/>
          <table:table-cell table:style-name="ce11"/>
          <table:table-cell table:number-columns-repeated="3"/>
          <table:table-cell/>
          <table:table-cell table:style-name="ce11"/>
          <table:table-cell table:number-columns-repeated="9"/>
          <table:table-cell table:style-name="ce10"/>
          <table:table-cell table:style-name="ce11"/>
          <table:table-cell table:number-columns-repeated="1024"/>
        </table:table-row>
        <table:table-row table:style-name="ro9">
          <table:table-cell table:style-name="ce11" office:value-type="string" calcext:value-type="string">
            <text:p><text:span text:style-name="T20">Fuel</text:span></text:p>
          </table:table-cell>
          <table:table-cell table:style-name="ce11"/>
          <table:table-cell table:style-name="ce11" office:value-type="float" calcext:value-type="float" office:value="403">
            <text:p>403</text:p>
          </table:table-cell>
          <table:table-cell table:style-name="ce11" office:value-type="float" calcext:value-type="float" office:value="245">
            <text:p>245</text:p>
          </table:table-cell>
          <table:table-cell table:style-name="ce11" office:value-type="float" calcext:value-type="float" office:value="1385">
            <text:p>1385</text:p>
          </table:table-cell>
          <table:table-cell table:style-name="ce11" office:value-type="float" calcext:value-type="float" office:value="749">
            <text:p>749</text:p>
          </table:table-cell>
          <table:table-cell table:style-name="ce11" office:value-type="float" calcext:value-type="float" office:value="54200">
            <text:p>54200</text:p>
          </table:table-cell>
          <table:table-cell table:style-name="ce9"/>
          <table:table-cell table:style-name="ce11" table:formula="of:=30000/PI()*[.D8]/[.C8]" office:value-type="float" calcext:value-type="float" office:value="5805.4036313917168">
            <text:p>5805.4036313917168</text:p>
          </table:table-cell>
          <table:table-cell table:style-name="ce11"/>
          <table:table-cell table:style-name="ce11" table:formula="of:=[.C8]/[.E8]" office:value-type="float" calcext:value-type="float" office:value="0.29097472924187728">
            <text:p>0.29097472924187728</text:p>
          </table:table-cell>
          <table:table-cell table:style-name="ce11" table:formula="of:=[.D8]/[.E8]" office:value-type="float" calcext:value-type="float" office:value="0.17689530685920576">
            <text:p>0.17689530685920576</text:p>
          </table:table-cell>
          <table:table-cell table:style-name="ce11"/>
          <table:table-cell table:style-name="ce11" table:formula="of:=[.C8]/[.F8]" office:value-type="float" calcext:value-type="float" office:value="0.53805073431241657">
            <text:p>0.53805073431241657</text:p>
          </table:table-cell>
          <table:table-cell table:style-name="ce11" table:formula="of:=[.D8]/[.F8]" office:value-type="float" calcext:value-type="float" office:value="0.32710280373831774">
            <text:p>0.32710280373831774</text:p>
          </table:table-cell>
          <table:table-cell table:style-name="ce11"/>
          <table:table-cell table:style-name="ce11" table:formula="of:=[.C8]/[.G8]" office:value-type="float" calcext:value-type="float" office:value="0.0074354243542435429">
            <text:p>0.0074354243542435429</text:p>
          </table:table-cell>
          <table:table-cell table:style-name="ce11" table:formula="of:=[.D8]/[.G8]" office:value-type="float" calcext:value-type="float" office:value="0.0045202952029520299">
            <text:p>0.0045202952029520299</text:p>
          </table:table-cell>
          <table:table-cell table:style-name="ce11"/>
          <table:table-cell table:style-name="ce11" table:formula="of:=[.E8]/[.F8]" office:value-type="float" calcext:value-type="float" office:value="1.8491321762349799">
            <text:p>1.8491321762349799</text:p>
          </table:table-cell>
          <table:table-cell table:style-name="ce11" table:formula="of:=[.E8]/[.G8]" office:value-type="float" calcext:value-type="float" office:value="0.025553505535055351">
            <text:p>0.025553505535055351</text:p>
          </table:table-cell>
          <table:table-cell table:style-name="ce11"/>
          <table:table-cell table:style-name="ce11" table:formula="of:=[.F8]/[.G8]" office:value-type="float" calcext:value-type="float" office:value="0.01381918819188192">
            <text:p>0.01381918819188192</text:p>
          </table:table-cell>
          <table:table-cell table:style-name="ce10"/>
          <table:table-cell table:style-name="ce11" table:formula="of:=[.C8]/[.E8]/[.F8]" office:value-type="float" calcext:value-type="float" office:value="0.00038848428470210583">
            <text:p>0.00038848428470210583</text:p>
          </table:table-cell>
          <table:table-cell table:style-name="ce11" table:formula="of:=[.D8]/[.E8]/[.F8]" office:value-type="float" calcext:value-type="float" office:value="0.00023617530955835216">
            <text:p>0.00023617530955835216</text:p>
          </table:table-cell>
          <table:table-cell table:style-name="ce11"/>
          <table:table-cell table:style-name="ce11" table:formula="of:=[.C8]/[.E8]/[.G8]" office:value-type="float" calcext:value-type="float" office:value="5.3685374398870344e-06">
            <text:p>5.3685374398870344e-06</text:p>
          </table:table-cell>
          <table:table-cell table:style-name="ce11" table:formula="of:=[.D8]/[.E8]/[.G8]" office:value-type="float" calcext:value-type="float" office:value="3.2637510490628369e-06">
            <text:p>3.2637510490628369e-06</text:p>
          </table:table-cell>
          <table:table-cell table:style-name="ce11"/>
          <table:table-cell table:style-name="ce11" table:formula="of:=[.C8]/[.E8]/[.F8]/[.G8]" office:value-type="float" calcext:value-type="float" office:value="7.167606728821141e-09">
            <text:p>7.167606728821141e-09</text:p>
          </table:table-cell>
          <table:table-cell table:style-name="ce11" table:formula="of:=[.D8]/[.E8]/[.F8]/[.G8]" office:value-type="float" calcext:value-type="float" office:value="4.3574780361319588e-09">
            <text:p>4.3574780361319588e-09</text:p>
          </table:table-cell>
          <table:table-cell/>
          <table:table-cell table:number-columns-repeated="1024"/>
        </table:table-row>
        <table:table-row table:style-name="ro10">
          <table:table-cell table:number-columns-repeated="4"/>
          <table:table-cell table:style-name="ce11"/>
          <table:table-cell/>
          <table:table-cell table:style-name="ce11"/>
          <table:table-cell table:style-name="ce9"/>
          <table:table-cell table:style-name="ce11"/>
          <table:table-cell table:number-columns-repeated="3"/>
          <table:table-cell/>
          <table:table-cell table:style-name="ce11"/>
          <table:table-cell table:number-columns-repeated="9"/>
          <table:table-cell table:style-name="ce10"/>
          <table:table-cell table:style-name="ce11"/>
          <table:table-cell table:number-columns-repeated="1024"/>
        </table:table-row>
        <table:table-row table:style-name="ro11">
          <table:table-cell table:style-name="ce11" office:value-type="string" calcext:value-type="string">
            <text:p><text:span text:style-name="T21">Ignition</text:span></text:p>
          </table:table-cell>
          <table:table-cell table:style-name="ce11"/>
          <table:table-cell table:style-name="ce11" office:value-type="float" calcext:value-type="float" office:value="399">
            <text:p>399</text:p>
          </table:table-cell>
          <table:table-cell table:style-name="ce11" office:value-type="float" calcext:value-type="float" office:value="243">
            <text:p>243</text:p>
          </table:table-cell>
          <table:table-cell table:style-name="ce11" office:value-type="float" calcext:value-type="float" office:value="1385">
            <text:p>1385</text:p>
          </table:table-cell>
          <table:table-cell table:style-name="ce11" office:value-type="float" calcext:value-type="float" office:value="747">
            <text:p>747</text:p>
          </table:table-cell>
          <table:table-cell table:style-name="ce11" office:value-type="float" calcext:value-type="float" office:value="53950">
            <text:p>53950</text:p>
          </table:table-cell>
          <table:table-cell table:style-name="ce9"/>
          <table:table-cell table:style-name="ce11" table:formula="of:=30000/PI()*[.D10]/[.C10]" office:value-type="float" calcext:value-type="float" office:value="5815.7370182451987">
            <text:p>5815.7370182451987</text:p>
          </table:table-cell>
          <table:table-cell table:style-name="ce11"/>
          <table:table-cell table:style-name="ce11" table:formula="of:=[.C10]/[.E10]" office:value-type="float" calcext:value-type="float" office:value="0.28808664259927796">
            <text:p>0.28808664259927796</text:p>
          </table:table-cell>
          <table:table-cell table:style-name="ce11" table:formula="of:=[.D10]/[.E10]" office:value-type="float" calcext:value-type="float" office:value="0.17545126353790613">
            <text:p>0.17545126353790613</text:p>
          </table:table-cell>
          <table:table-cell table:style-name="ce11"/>
          <table:table-cell table:style-name="ce11" table:formula="of:=[.C10]/[.F10]" office:value-type="float" calcext:value-type="float" office:value="0.53413654618473894">
            <text:p>0.53413654618473894</text:p>
          </table:table-cell>
          <table:table-cell table:style-name="ce11" table:formula="of:=[.D10]/[.F10]" office:value-type="float" calcext:value-type="float" office:value="0.3253012048192771">
            <text:p>0.3253012048192771</text:p>
          </table:table-cell>
          <table:table-cell table:style-name="ce11"/>
          <table:table-cell table:style-name="ce11" table:formula="of:=[.C10]/[.G10]" office:value-type="float" calcext:value-type="float" office:value="0.0073957367933271548">
            <text:p>0.0073957367933271548</text:p>
          </table:table-cell>
          <table:table-cell table:style-name="ce11" table:formula="of:=[.D10]/[.G10]" office:value-type="float" calcext:value-type="float" office:value="0.0045041705282669138">
            <text:p>0.0045041705282669138</text:p>
          </table:table-cell>
          <table:table-cell table:style-name="ce11"/>
          <table:table-cell table:style-name="ce11" table:formula="of:=[.E10]/[.F10]" office:value-type="float" calcext:value-type="float" office:value="1.8540829986613119">
            <text:p>1.8540829986613119</text:p>
          </table:table-cell>
          <table:table-cell table:style-name="ce11" table:formula="of:=[.E10]/[.G10]" office:value-type="float" calcext:value-type="float" office:value="0.025671918443002779">
            <text:p>0.025671918443002779</text:p>
          </table:table-cell>
          <table:table-cell table:style-name="ce11"/>
          <table:table-cell table:style-name="ce11" table:formula="of:=[.F10]/[.G10]" office:value-type="float" calcext:value-type="float" office:value="0.013846153846153847">
            <text:p>0.013846153846153847</text:p>
          </table:table-cell>
          <table:table-cell table:style-name="ce10"/>
          <table:table-cell table:style-name="ce11" table:formula="of:=[.C10]/[.E10]/[.F10]" office:value-type="float" calcext:value-type="float" office:value="0.0003856581560900642">
            <text:p>0.0003856581560900642</text:p>
          </table:table-cell>
          <table:table-cell table:style-name="ce11" table:formula="of:=[.D10]/[.E10]/[.F10]" office:value-type="float" calcext:value-type="float" office:value="0.00023487451611500153">
            <text:p>0.00023487451611500153</text:p>
          </table:table-cell>
          <table:table-cell table:style-name="ce11"/>
          <table:table-cell table:style-name="ce11" table:formula="of:=[.C10]/[.E10]/[.G10]" office:value-type="float" calcext:value-type="float" office:value="5.3398821612470425e-06">
            <text:p>5.3398821612470425e-06</text:p>
          </table:table-cell>
          <table:table-cell table:style-name="ce11" table:formula="of:=[.D10]/[.E10]/[.G10]" office:value-type="float" calcext:value-type="float" office:value="3.2521086846692516e-06">
            <text:p>3.2521086846692516e-06</text:p>
          </table:table-cell>
          <table:table-cell table:style-name="ce11"/>
          <table:table-cell table:style-name="ce11" table:formula="of:=[.C10]/[.E10]/[.F10]/[.G10]" office:value-type="float" calcext:value-type="float" office:value="7.1484366281754251e-09">
            <text:p>7.1484366281754251e-09</text:p>
          </table:table-cell>
          <table:table-cell table:style-name="ce11" table:formula="of:=[.D10]/[.E10]/[.F10]/[.G10]" office:value-type="float" calcext:value-type="float" office:value="4.3535591494902968e-09">
            <text:p>4.3535591494902968e-09</text:p>
          </table:table-cell>
          <table:table-cell/>
          <table:table-cell table:number-columns-repeated="1024"/>
        </table:table-row>
        <table:table-row table:style-name="ro12">
          <table:table-cell table:style-name="ce11"/>
          <table:table-cell table:number-columns-repeated="3"/>
          <table:table-cell table:style-name="ce11"/>
          <table:table-cell/>
          <table:table-cell table:style-name="ce11"/>
          <table:table-cell table:style-name="ce9"/>
          <table:table-cell table:style-name="ce11"/>
          <table:table-cell table:number-columns-repeated="3"/>
          <table:table-cell/>
          <table:table-cell table:style-name="ce11"/>
          <table:table-cell table:number-columns-repeated="9"/>
          <table:table-cell table:style-name="ce10"/>
          <table:table-cell table:style-name="ce11"/>
          <table:table-cell table:number-columns-repeated="1024"/>
        </table:table-row>
        <table:table-row table:style-name="ro13">
          <table:table-cell table:style-name="ce11" office:value-type="string" calcext:value-type="string">
            <text:p><text:span text:style-name="T22">Exhaust 1</text:span></text:p>
          </table:table-cell>
          <table:table-cell table:style-name="ce11"/>
          <table:table-cell table:style-name="ce11" office:value-type="float" calcext:value-type="float" office:value="396">
            <text:p>396</text:p>
          </table:table-cell>
          <table:table-cell table:style-name="ce11" office:value-type="float" calcext:value-type="float" office:value="241">
            <text:p>241</text:p>
          </table:table-cell>
          <table:table-cell table:style-name="ce11" office:value-type="float" calcext:value-type="float" office:value="1379">
            <text:p>1379</text:p>
          </table:table-cell>
          <table:table-cell table:style-name="ce11" office:value-type="float" calcext:value-type="float" office:value="747">
            <text:p>747</text:p>
          </table:table-cell>
          <table:table-cell table:style-name="ce11" office:value-type="float" calcext:value-type="float" office:value="53350">
            <text:p>53350</text:p>
          </table:table-cell>
          <table:table-cell table:style-name="ce9"/>
          <table:table-cell table:style-name="ce11" table:formula="of:=30000/PI()*[.D12]/[.C12]" office:value-type="float" calcext:value-type="float" office:value="5811.5668613858761">
            <text:p>5811.5668613858761</text:p>
          </table:table-cell>
          <table:table-cell table:style-name="ce11"/>
          <table:table-cell table:style-name="ce11" table:formula="of:=[.C12]/[.E12]" office:value-type="float" calcext:value-type="float" office:value="0.28716461203770849">
            <text:p>0.28716461203770849</text:p>
          </table:table-cell>
          <table:table-cell table:style-name="ce11" table:formula="of:=[.D12]/[.E12]" office:value-type="float" calcext:value-type="float" office:value="0.17476432197244379">
            <text:p>0.17476432197244379</text:p>
          </table:table-cell>
          <table:table-cell table:style-name="ce11"/>
          <table:table-cell table:style-name="ce11" table:formula="of:=[.C12]/[.F12]" office:value-type="float" calcext:value-type="float" office:value="0.53012048192771088">
            <text:p>0.53012048192771088</text:p>
          </table:table-cell>
          <table:table-cell table:style-name="ce11" table:formula="of:=[.D12]/[.F12]" office:value-type="float" calcext:value-type="float" office:value="0.32262382864792505">
            <text:p>0.32262382864792505</text:p>
          </table:table-cell>
          <table:table-cell table:style-name="ce11"/>
          <table:table-cell table:style-name="ce11" table:formula="of:=[.C12]/[.G12]" office:value-type="float" calcext:value-type="float" office:value="0.0074226804123711338">
            <text:p>0.0074226804123711338</text:p>
          </table:table-cell>
          <table:table-cell table:style-name="ce11" table:formula="of:=[.D12]/[.G12]" office:value-type="float" calcext:value-type="float" office:value="0.0045173383317713214">
            <text:p>0.0045173383317713214</text:p>
          </table:table-cell>
          <table:table-cell table:style-name="ce11"/>
          <table:table-cell table:style-name="ce11" table:formula="of:=[.E12]/[.F12]" office:value-type="float" calcext:value-type="float" office:value="1.8460508701472558">
            <text:p>1.8460508701472558</text:p>
          </table:table-cell>
          <table:table-cell table:style-name="ce11" table:formula="of:=[.E12]/[.G12]" office:value-type="float" calcext:value-type="float" office:value="0.025848172446110592">
            <text:p>0.025848172446110592</text:p>
          </table:table-cell>
          <table:table-cell table:style-name="ce11"/>
          <table:table-cell table:style-name="ce11" table:formula="of:=[.F12]/[.G12]" office:value-type="float" calcext:value-type="float" office:value="0.014001874414245549">
            <text:p>0.014001874414245549</text:p>
          </table:table-cell>
          <table:table-cell table:style-name="ce10"/>
          <table:table-cell table:style-name="ce11" table:formula="of:=[.C12]/[.E12]/[.F12]" office:value-type="float" calcext:value-type="float" office:value="0.00038442384476266195">
            <text:p>0.00038442384476266195</text:p>
          </table:table-cell>
          <table:table-cell table:style-name="ce11" table:formula="of:=[.D12]/[.E12]/[.F12]" office:value-type="float" calcext:value-type="float" office:value="0.00023395491562576144">
            <text:p>0.00023395491562576144</text:p>
          </table:table-cell>
          <table:table-cell table:style-name="ce11"/>
          <table:table-cell table:style-name="ce11" table:formula="of:=[.C12]/[.E12]/[.G12]" office:value-type="float" calcext:value-type="float" office:value="5.3826543962082188e-06">
            <text:p>5.3826543962082188e-06</text:p>
          </table:table-cell>
          <table:table-cell table:style-name="ce11" table:formula="of:=[.D12]/[.E12]/[.G12]" office:value-type="float" calcext:value-type="float" office:value="3.2758073471873253e-06">
            <text:p>3.2758073471873253e-06</text:p>
          </table:table-cell>
          <table:table-cell table:style-name="ce11"/>
          <table:table-cell table:style-name="ce11" table:formula="of:=[.C12]/[.E12]/[.F12]/[.G12]" office:value-type="float" calcext:value-type="float" office:value="7.2056953095156879e-09">
            <text:p>7.2056953095156879e-09</text:p>
          </table:table-cell>
          <table:table-cell table:style-name="ce11" table:formula="of:=[.D12]/[.E12]/[.F12]/[.G12]" office:value-type="float" calcext:value-type="float" office:value="4.3852842666496987e-09">
            <text:p>4.3852842666496987e-09</text:p>
          </table:table-cell>
          <table:table-cell/>
          <table:table-cell table:number-columns-repeated="1024"/>
        </table:table-row>
        <table:table-row table:style-name="ro14">
          <table:table-cell table:style-name="ce11" office:value-type="string" calcext:value-type="string">
            <text:p><text:span text:style-name="T23">Exhaust 2</text:span></text:p>
          </table:table-cell>
          <table:table-cell table:style-name="ce11"/>
          <table:table-cell table:style-name="ce11" office:value-type="float" calcext:value-type="float" office:value="405">
            <text:p>405</text:p>
          </table:table-cell>
          <table:table-cell table:style-name="ce11" office:value-type="float" calcext:value-type="float" office:value="246">
            <text:p>246</text:p>
          </table:table-cell>
          <table:table-cell table:style-name="ce11" office:value-type="float" calcext:value-type="float" office:value="1366">
            <text:p>1366</text:p>
          </table:table-cell>
          <table:table-cell table:style-name="ce11" office:value-type="float" calcext:value-type="float" office:value="752">
            <text:p>752</text:p>
          </table:table-cell>
          <table:table-cell table:style-name="ce11" office:value-type="float" calcext:value-type="float" office:value="54050">
            <text:p>54050</text:p>
          </table:table-cell>
          <table:table-cell table:style-name="ce9"/>
          <table:table-cell table:style-name="ce11" table:formula="of:=30000/PI()*[.D13]/[.C13]" office:value-type="float" calcext:value-type="float" office:value="5800.3134815712974">
            <text:p>5800.3134815712974</text:p>
          </table:table-cell>
          <table:table-cell table:style-name="ce11"/>
          <table:table-cell table:style-name="ce11" table:formula="of:=[.C13]/[.E13]" office:value-type="float" calcext:value-type="float" office:value="0.29648609077598831">
            <text:p>0.29648609077598831</text:p>
          </table:table-cell>
          <table:table-cell table:style-name="ce11" table:formula="of:=[.D13]/[.E13]" office:value-type="float" calcext:value-type="float" office:value="0.1800878477306003">
            <text:p>0.1800878477306003</text:p>
          </table:table-cell>
          <table:table-cell table:style-name="ce11"/>
          <table:table-cell table:style-name="ce11" table:formula="of:=[.C13]/[.F13]" office:value-type="float" calcext:value-type="float" office:value="0.53856382978723405">
            <text:p>0.53856382978723405</text:p>
          </table:table-cell>
          <table:table-cell table:style-name="ce11" table:formula="of:=[.D13]/[.F13]" office:value-type="float" calcext:value-type="float" office:value="0.3271276595744681">
            <text:p>0.3271276595744681</text:p>
          </table:table-cell>
          <table:table-cell table:style-name="ce11"/>
          <table:table-cell table:style-name="ce11" table:formula="of:=[.C13]/[.G13]" office:value-type="float" calcext:value-type="float" office:value="0.007493061979648474">
            <text:p>0.007493061979648474</text:p>
          </table:table-cell>
          <table:table-cell table:style-name="ce11" table:formula="of:=[.D13]/[.G13]" office:value-type="float" calcext:value-type="float" office:value="0.0045513413506012949">
            <text:p>0.0045513413506012949</text:p>
          </table:table-cell>
          <table:table-cell table:style-name="ce11"/>
          <table:table-cell table:style-name="ce11" table:formula="of:=[.E13]/[.F13]" office:value-type="float" calcext:value-type="float" office:value="1.8164893617021276">
            <text:p>1.8164893617021276</text:p>
          </table:table-cell>
          <table:table-cell table:style-name="ce11" table:formula="of:=[.E13]/[.G13]" office:value-type="float" calcext:value-type="float" office:value="0.025272895467160036">
            <text:p>0.025272895467160036</text:p>
          </table:table-cell>
          <table:table-cell table:style-name="ce11"/>
          <table:table-cell table:style-name="ce11" table:formula="of:=[.F13]/[.G13]" office:value-type="float" calcext:value-type="float" office:value="0.01391304347826087">
            <text:p>0.01391304347826087</text:p>
          </table:table-cell>
          <table:table-cell table:style-name="ce10"/>
          <table:table-cell table:style-name="ce11" table:formula="of:=[.C13]/[.E13]/[.F13]" office:value-type="float" calcext:value-type="float" office:value="0.00039426341858509085">
            <text:p>0.00039426341858509085</text:p>
          </table:table-cell>
          <table:table-cell table:style-name="ce11" table:formula="of:=[.D13]/[.E13]/[.F13]" office:value-type="float" calcext:value-type="float" office:value="0.00023947852091835145">
            <text:p>0.00023947852091835145</text:p>
          </table:table-cell>
          <table:table-cell table:style-name="ce11"/>
          <table:table-cell table:style-name="ce11" table:formula="of:=[.C13]/[.E13]/[.G13]" office:value-type="float" calcext:value-type="float" office:value="5.4854040846621333e-06">
            <text:p>5.4854040846621333e-06</text:p>
          </table:table-cell>
          <table:table-cell table:style-name="ce11" table:formula="of:=[.D13]/[.E13]/[.G13]" office:value-type="float" calcext:value-type="float" office:value="3.3318750736466291e-06">
            <text:p>3.3318750736466291e-06</text:p>
          </table:table-cell>
          <table:table-cell table:style-name="ce11"/>
          <table:table-cell table:style-name="ce11" table:formula="of:=[.C13]/[.E13]/[.F13]/[.G13]" office:value-type="float" calcext:value-type="float" office:value="7.2944203253485816e-09">
            <text:p>7.2944203253485816e-09</text:p>
          </table:table-cell>
          <table:table-cell table:style-name="ce11" table:formula="of:=[.D13]/[.E13]/[.F13]/[.G13]" office:value-type="float" calcext:value-type="float" office:value="4.4306849383598786e-09">
            <text:p>4.4306849383598786e-09</text:p>
          </table:table-cell>
          <table:table-cell/>
          <table:table-cell table:number-columns-repeated="1024"/>
        </table:table-row>
        <table:table-row table:style-name="ro15">
          <table:table-cell table:style-name="ce11"/>
          <table:table-cell table:number-columns-repeated="3"/>
          <table:table-cell table:style-name="ce11"/>
          <table:table-cell/>
          <table:table-cell table:style-name="ce11"/>
          <table:table-cell table:style-name="ce9"/>
          <table:table-cell table:style-name="ce11"/>
          <table:table-cell table:number-columns-repeated="3"/>
          <table:table-cell/>
          <table:table-cell table:style-name="ce11"/>
          <table:table-cell table:number-columns-repeated="9"/>
          <table:table-cell table:style-name="ce10"/>
          <table:table-cell table:style-name="ce11"/>
          <table:table-cell table:number-columns-repeated="1024"/>
        </table:table-row>
        <table:table-row table:style-name="ro16">
          <table:table-cell table:style-name="ce11" office:value-type="string" calcext:value-type="string">
            <text:p><text:span text:style-name="T24">Camshaft 1</text:span></text:p>
          </table:table-cell>
          <table:table-cell table:style-name="ce11"/>
          <table:table-cell table:style-name="ce11" office:value-type="float" calcext:value-type="float" office:value="395">
            <text:p>395</text:p>
          </table:table-cell>
          <table:table-cell table:style-name="ce11" office:value-type="float" calcext:value-type="float" office:value="253">
            <text:p>253</text:p>
          </table:table-cell>
          <table:table-cell table:style-name="ce11" office:value-type="float" calcext:value-type="float" office:value="1385">
            <text:p>1385</text:p>
          </table:table-cell>
          <table:table-cell table:style-name="ce11" office:value-type="float" calcext:value-type="float" office:value="754">
            <text:p>754</text:p>
          </table:table-cell>
          <table:table-cell table:style-name="ce11" office:value-type="float" calcext:value-type="float" office:value="55100">
            <text:p>55100</text:p>
          </table:table-cell>
          <table:table-cell table:style-name="ce9"/>
          <table:table-cell table:style-name="ce11" table:formula="of:=30000/PI()*[.D15]/[.C15]" office:value-type="float" calcext:value-type="float" office:value="6116.3849016075219">
            <text:p>6116.3849016075219</text:p>
          </table:table-cell>
          <table:table-cell table:style-name="ce11"/>
          <table:table-cell table:style-name="ce11" table:formula="of:=[.C15]/[.E15]" office:value-type="float" calcext:value-type="float" office:value="0.2851985559566787">
            <text:p>0.2851985559566787</text:p>
          </table:table-cell>
          <table:table-cell table:style-name="ce11" table:formula="of:=[.D15]/[.E15]" office:value-type="float" calcext:value-type="float" office:value="0.18267148014440432">
            <text:p>0.18267148014440432</text:p>
          </table:table-cell>
          <table:table-cell table:style-name="ce11"/>
          <table:table-cell table:style-name="ce11" table:formula="of:=[.C15]/[.F15]" office:value-type="float" calcext:value-type="float" office:value="0.52387267904509283">
            <text:p>0.52387267904509283</text:p>
          </table:table-cell>
          <table:table-cell table:style-name="ce11" table:formula="of:=[.D15]/[.F15]" office:value-type="float" calcext:value-type="float" office:value="0.33554376657824936">
            <text:p>0.33554376657824936</text:p>
          </table:table-cell>
          <table:table-cell table:style-name="ce11"/>
          <table:table-cell table:style-name="ce11" table:formula="of:=[.C15]/[.G15]" office:value-type="float" calcext:value-type="float" office:value="0.0071687840290381123">
            <text:p>0.0071687840290381123</text:p>
          </table:table-cell>
          <table:table-cell table:style-name="ce11" table:formula="of:=[.D15]/[.G15]" office:value-type="float" calcext:value-type="float" office:value="0.0045916515426497276">
            <text:p>0.0045916515426497276</text:p>
          </table:table-cell>
          <table:table-cell table:style-name="ce11"/>
          <table:table-cell table:style-name="ce11" table:formula="of:=[.E15]/[.F15]" office:value-type="float" calcext:value-type="float" office:value="1.8368700265251989">
            <text:p>1.8368700265251989</text:p>
          </table:table-cell>
          <table:table-cell table:style-name="ce11" table:formula="of:=[.E15]/[.G15]" office:value-type="float" calcext:value-type="float" office:value="0.025136116152450091">
            <text:p>0.025136116152450091</text:p>
          </table:table-cell>
          <table:table-cell table:style-name="ce11"/>
          <table:table-cell table:style-name="ce11" table:formula="of:=[.F15]/[.G15]" office:value-type="float" calcext:value-type="float" office:value="0.01368421052631579">
            <text:p>0.01368421052631579</text:p>
          </table:table-cell>
          <table:table-cell table:style-name="ce10"/>
          <table:table-cell table:style-name="ce11" table:formula="of:=[.C15]/[.E15]/[.F15]" office:value-type="float" calcext:value-type="float" office:value="0.00037824742169320782">
            <text:p>0.00037824742169320782</text:p>
          </table:table-cell>
          <table:table-cell table:style-name="ce11" table:formula="of:=[.D15]/[.E15]/[.F15]" office:value-type="float" calcext:value-type="float" office:value="0.00024226986756552298">
            <text:p>0.00024226986756552298</text:p>
          </table:table-cell>
          <table:table-cell table:style-name="ce11"/>
          <table:table-cell table:style-name="ce11" table:formula="of:=[.C15]/[.E15]/[.G15]" office:value-type="float" calcext:value-type="float" office:value="5.1760173494860015e-06">
            <text:p>5.1760173494860015e-06</text:p>
          </table:table-cell>
          <table:table-cell table:style-name="ce11" table:formula="of:=[.D15]/[.E15]/[.G15]" office:value-type="float" calcext:value-type="float" office:value="3.3152718719492617e-06">
            <text:p>3.3152718719492617e-06</text:p>
          </table:table-cell>
          <table:table-cell table:style-name="ce11"/>
          <table:table-cell table:style-name="ce11" table:formula="of:=[.C15]/[.E15]/[.F15]/[.G15]" office:value-type="float" calcext:value-type="float" office:value="6.8647444953395248e-09">
            <text:p>6.8647444953395248e-09</text:p>
          </table:table-cell>
          <table:table-cell table:style-name="ce11" table:formula="of:=[.D15]/[.E15]/[.F15]/[.G15]" office:value-type="float" calcext:value-type="float" office:value="4.3969122970149365e-09">
            <text:p>4.3969122970149365e-09</text:p>
          </table:table-cell>
          <table:table-cell/>
          <table:table-cell table:number-columns-repeated="1024"/>
        </table:table-row>
        <table:table-row table:style-name="ro17">
          <table:table-cell table:style-name="ce11" office:value-type="string" calcext:value-type="string">
            <text:p><text:span text:style-name="T25">Camshaft 2</text:span></text:p>
          </table:table-cell>
          <table:table-cell table:style-name="ce11"/>
          <table:table-cell table:style-name="ce11" office:value-type="float" calcext:value-type="float" office:value="404">
            <text:p>404</text:p>
          </table:table-cell>
          <table:table-cell table:style-name="ce11" office:value-type="float" calcext:value-type="float" office:value="273">
            <text:p>273</text:p>
          </table:table-cell>
          <table:table-cell table:style-name="ce11" office:value-type="float" calcext:value-type="float" office:value="1385">
            <text:p>1385</text:p>
          </table:table-cell>
          <table:table-cell table:style-name="ce11" office:value-type="float" calcext:value-type="float" office:value="764">
            <text:p>764</text:p>
          </table:table-cell>
          <table:table-cell table:style-name="ce11" office:value-type="float" calcext:value-type="float" office:value="56700">
            <text:p>56700</text:p>
          </table:table-cell>
          <table:table-cell table:style-name="ce9"/>
          <table:table-cell table:style-name="ce11" table:formula="of:=30000/PI()*[.D16]/[.C16]" office:value-type="float" calcext:value-type="float" office:value="6452.8662570426877">
            <text:p>6452.8662570426877</text:p>
          </table:table-cell>
          <table:table-cell table:style-name="ce11"/>
          <table:table-cell table:style-name="ce11" table:formula="of:=[.C16]/[.E16]" office:value-type="float" calcext:value-type="float" office:value="0.29169675090252706">
            <text:p>0.29169675090252706</text:p>
          </table:table-cell>
          <table:table-cell table:style-name="ce11" table:formula="of:=[.D16]/[.E16]" office:value-type="float" calcext:value-type="float" office:value="0.19711191335740072">
            <text:p>0.19711191335740072</text:p>
          </table:table-cell>
          <table:table-cell table:style-name="ce11"/>
          <table:table-cell table:style-name="ce11" table:formula="of:=[.C16]/[.F16]" office:value-type="float" calcext:value-type="float" office:value="0.52879581151832455">
            <text:p>0.52879581151832455</text:p>
          </table:table-cell>
          <table:table-cell table:style-name="ce11" table:formula="of:=[.D16]/[.F16]" office:value-type="float" calcext:value-type="float" office:value="0.35732984293193715">
            <text:p>0.35732984293193715</text:p>
          </table:table-cell>
          <table:table-cell table:style-name="ce11"/>
          <table:table-cell table:style-name="ce11" table:formula="of:=[.C16]/[.G16]" office:value-type="float" calcext:value-type="float" office:value="0.007125220458553792">
            <text:p>0.007125220458553792</text:p>
          </table:table-cell>
          <table:table-cell table:style-name="ce11" table:formula="of:=[.D16]/[.G16]" office:value-type="float" calcext:value-type="float" office:value="0.0048148148148148152">
            <text:p>0.0048148148148148152</text:p>
          </table:table-cell>
          <table:table-cell table:style-name="ce11"/>
          <table:table-cell table:style-name="ce11" table:formula="of:=[.E16]/[.F16]" office:value-type="float" calcext:value-type="float" office:value="1.8128272251308901">
            <text:p>1.8128272251308901</text:p>
          </table:table-cell>
          <table:table-cell table:style-name="ce11" table:formula="of:=[.E16]/[.G16]" office:value-type="float" calcext:value-type="float" office:value="0.024426807760141094">
            <text:p>0.024426807760141094</text:p>
          </table:table-cell>
          <table:table-cell table:style-name="ce11"/>
          <table:table-cell table:style-name="ce11" table:formula="of:=[.F16]/[.G16]" office:value-type="float" calcext:value-type="float" office:value="0.013474426807760141">
            <text:p>0.013474426807760141</text:p>
          </table:table-cell>
          <table:table-cell table:style-name="ce10"/>
          <table:table-cell table:style-name="ce11" table:formula="of:=[.C16]/[.E16]/[.F16]" office:value-type="float" calcext:value-type="float" office:value="0.00038180202997712965">
            <text:p>0.00038180202997712965</text:p>
          </table:table-cell>
          <table:table-cell table:style-name="ce11" table:formula="of:=[.D16]/[.E16]/[.F16]" office:value-type="float" calcext:value-type="float" office:value="0.00025799988659345644">
            <text:p>0.00025799988659345644</text:p>
          </table:table-cell>
          <table:table-cell table:style-name="ce11"/>
          <table:table-cell table:style-name="ce11" table:formula="of:=[.C16]/[.E16]/[.G16]" office:value-type="float" calcext:value-type="float" office:value="5.1445635079810765e-06">
            <text:p>5.1445635079810765e-06</text:p>
          </table:table-cell>
          <table:table-cell table:style-name="ce11" table:formula="of:=[.D16]/[.E16]/[.G16]" office:value-type="float" calcext:value-type="float" office:value="3.4764005883139459e-06">
            <text:p>3.4764005883139459e-06</text:p>
          </table:table-cell>
          <table:table-cell table:style-name="ce11"/>
          <table:table-cell table:style-name="ce11" table:formula="of:=[.C16]/[.E16]/[.F16]/[.G16]" office:value-type="float" calcext:value-type="float" office:value="6.7337218690851792e-09">
            <text:p>6.7337218690851792e-09</text:p>
          </table:table-cell>
          <table:table-cell table:style-name="ce11" table:formula="of:=[.D16]/[.E16]/[.F16]/[.G16]" office:value-type="float" calcext:value-type="float" office:value="4.5502625501491435e-09">
            <text:p>4.5502625501491435e-09</text:p>
          </table:table-cell>
          <table:table-cell/>
          <table:table-cell table:number-columns-repeated="1024"/>
        </table:table-row>
        <table:table-row table:style-name="ro18">
          <table:table-cell table:number-columns-repeated="4"/>
          <table:table-cell table:style-name="ce11"/>
          <table:table-cell/>
          <table:table-cell table:style-name="ce11"/>
          <table:table-cell table:style-name="ce9"/>
          <table:table-cell table:style-name="ce11"/>
          <table:table-cell table:number-columns-repeated="3"/>
          <table:table-cell/>
          <table:table-cell table:style-name="ce11"/>
          <table:table-cell table:number-columns-repeated="9"/>
          <table:table-cell table:style-name="ce10"/>
          <table:table-cell table:style-name="ce11"/>
          <table:table-cell table:number-columns-repeated="1024"/>
        </table:table-row>
        <table:table-row table:style-name="ro19">
          <table:table-cell table:style-name="ce11" office:value-type="string" calcext:value-type="string">
            <text:p><text:span text:style-name="T26">Valve 1</text:span></text:p>
          </table:table-cell>
          <table:table-cell table:style-name="ce11"/>
          <table:table-cell table:style-name="ce11" office:value-type="float" calcext:value-type="float" office:value="391">
            <text:p>391</text:p>
          </table:table-cell>
          <table:table-cell table:style-name="ce11" office:value-type="float" calcext:value-type="float" office:value="238">
            <text:p>238</text:p>
          </table:table-cell>
          <table:table-cell table:style-name="ce11" office:value-type="float" calcext:value-type="float" office:value="1385">
            <text:p>1385</text:p>
          </table:table-cell>
          <table:table-cell table:style-name="ce11" office:value-type="float" calcext:value-type="float" office:value="744">
            <text:p>744</text:p>
          </table:table-cell>
          <table:table-cell table:style-name="ce11" office:value-type="float" calcext:value-type="float" office:value="55100">
            <text:p>55100</text:p>
          </table:table-cell>
          <table:table-cell table:style-name="ce9"/>
          <table:table-cell table:style-name="ce11" table:formula="of:=30000/PI()*[.D18]/[.C18]" office:value-type="float" calcext:value-type="float" office:value="5812.6153129213953">
            <text:p>5812.6153129213953</text:p>
          </table:table-cell>
          <table:table-cell table:style-name="ce11"/>
          <table:table-cell table:style-name="ce11" table:formula="of:=[.C18]/[.E18]" office:value-type="float" calcext:value-type="float" office:value="0.28231046931407944">
            <text:p>0.28231046931407944</text:p>
          </table:table-cell>
          <table:table-cell table:style-name="ce11" table:formula="of:=[.D18]/[.E18]" office:value-type="float" calcext:value-type="float" office:value="0.17184115523465704">
            <text:p>0.17184115523465704</text:p>
          </table:table-cell>
          <table:table-cell table:style-name="ce11"/>
          <table:table-cell table:style-name="ce11" table:formula="of:=[.C18]/[.F18]" office:value-type="float" calcext:value-type="float" office:value="0.52553763440860213">
            <text:p>0.52553763440860213</text:p>
          </table:table-cell>
          <table:table-cell table:style-name="ce11" table:formula="of:=[.D18]/[.F18]" office:value-type="float" calcext:value-type="float" office:value="0.31989247311827956">
            <text:p>0.31989247311827956</text:p>
          </table:table-cell>
          <table:table-cell table:style-name="ce11"/>
          <table:table-cell table:style-name="ce11" table:formula="of:=[.C18]/[.G18]" office:value-type="float" calcext:value-type="float" office:value="0.0070961887477313974">
            <text:p>0.0070961887477313974</text:p>
          </table:table-cell>
          <table:table-cell table:style-name="ce11" table:formula="of:=[.D18]/[.G18]" office:value-type="float" calcext:value-type="float" office:value="0.0043194192377495463">
            <text:p>0.0043194192377495463</text:p>
          </table:table-cell>
          <table:table-cell table:style-name="ce11"/>
          <table:table-cell table:style-name="ce11" table:formula="of:=[.E18]/[.F18]" office:value-type="float" calcext:value-type="float" office:value="1.8615591397849462">
            <text:p>1.8615591397849462</text:p>
          </table:table-cell>
          <table:table-cell table:style-name="ce11" table:formula="of:=[.E18]/[.G18]" office:value-type="float" calcext:value-type="float" office:value="0.025136116152450091">
            <text:p>0.025136116152450091</text:p>
          </table:table-cell>
          <table:table-cell table:style-name="ce11"/>
          <table:table-cell table:style-name="ce11" table:formula="of:=[.F18]/[.G18]" office:value-type="float" calcext:value-type="float" office:value="0.013502722323049002">
            <text:p>0.013502722323049002</text:p>
          </table:table-cell>
          <table:table-cell table:style-name="ce10"/>
          <table:table-cell table:style-name="ce11" table:formula="of:=[.C18]/[.E18]/[.F18]" office:value-type="float" calcext:value-type="float" office:value="0.00037944955552967664">
            <text:p>0.00037944955552967664</text:p>
          </table:table-cell>
          <table:table-cell table:style-name="ce11" table:formula="of:=[.D18]/[.E18]/[.F18]" office:value-type="float" calcext:value-type="float" office:value="0.00023096929467023795">
            <text:p>0.00023096929467023795</text:p>
          </table:table-cell>
          <table:table-cell table:style-name="ce11"/>
          <table:table-cell table:style-name="ce11" table:formula="of:=[.C18]/[.E18]/[.G18]" office:value-type="float" calcext:value-type="float" office:value="5.1236019839215867e-06">
            <text:p>5.1236019839215867e-06</text:p>
          </table:table-cell>
          <table:table-cell table:style-name="ce11" table:formula="of:=[.D18]/[.E18]/[.G18]" office:value-type="float" calcext:value-type="float" office:value="3.1187142510827047e-06">
            <text:p>3.1187142510827047e-06</text:p>
          </table:table-cell>
          <table:table-cell table:style-name="ce11"/>
          <table:table-cell table:style-name="ce11" table:formula="of:=[.C18]/[.E18]/[.F18]/[.G18]" office:value-type="float" calcext:value-type="float" office:value="6.8865618063462182e-09">
            <text:p>6.8865618063462182e-09</text:p>
          </table:table-cell>
          <table:table-cell table:style-name="ce11" table:formula="of:=[.D18]/[.E18]/[.F18]/[.G18]" office:value-type="float" calcext:value-type="float" office:value="4.1918202299498717e-09">
            <text:p>4.1918202299498717e-09</text:p>
          </table:table-cell>
          <table:table-cell/>
          <table:table-cell table:number-columns-repeated="1024"/>
        </table:table-row>
        <table:table-row table:style-name="ro20">
          <table:table-cell table:style-name="ce11" office:value-type="string" calcext:value-type="string">
            <text:p><text:span text:style-name="T27">Valve 2</text:span></text:p>
          </table:table-cell>
          <table:table-cell table:style-name="ce11"/>
          <table:table-cell table:style-name="ce11" office:value-type="float" calcext:value-type="float" office:value="398">
            <text:p>398</text:p>
          </table:table-cell>
          <table:table-cell table:style-name="ce11" office:value-type="float" calcext:value-type="float" office:value="242">
            <text:p>242</text:p>
          </table:table-cell>
          <table:table-cell table:style-name="ce11" office:value-type="float" calcext:value-type="float" office:value="1385">
            <text:p>1385</text:p>
          </table:table-cell>
          <table:table-cell table:style-name="ce11" office:value-type="float" calcext:value-type="float" office:value="747">
            <text:p>747</text:p>
          </table:table-cell>
          <table:table-cell table:style-name="ce11" office:value-type="float" calcext:value-type="float" office:value="56700">
            <text:p>56700</text:p>
          </table:table-cell>
          <table:table-cell table:style-name="ce9"/>
          <table:table-cell table:style-name="ce11" table:formula="of:=30000/PI()*[.D19]/[.C19]" office:value-type="float" calcext:value-type="float" office:value="5806.356215312363">
            <text:p>5806.356215312363</text:p>
          </table:table-cell>
          <table:table-cell table:style-name="ce11"/>
          <table:table-cell table:style-name="ce11" table:formula="of:=[.C19]/[.E19]" office:value-type="float" calcext:value-type="float" office:value="0.28736462093862813">
            <text:p>0.28736462093862813</text:p>
          </table:table-cell>
          <table:table-cell table:style-name="ce11" table:formula="of:=[.D19]/[.E19]" office:value-type="float" calcext:value-type="float" office:value="0.17472924187725633">
            <text:p>0.17472924187725633</text:p>
          </table:table-cell>
          <table:table-cell table:style-name="ce11"/>
          <table:table-cell table:style-name="ce11" table:formula="of:=[.C19]/[.F19]" office:value-type="float" calcext:value-type="float" office:value="0.53279785809906288">
            <text:p>0.53279785809906288</text:p>
          </table:table-cell>
          <table:table-cell table:style-name="ce11" table:formula="of:=[.D19]/[.F19]" office:value-type="float" calcext:value-type="float" office:value="0.32396251673360105">
            <text:p>0.32396251673360105</text:p>
          </table:table-cell>
          <table:table-cell table:style-name="ce11"/>
          <table:table-cell table:style-name="ce11" table:formula="of:=[.C19]/[.G19]" office:value-type="float" calcext:value-type="float" office:value="0.0070194003527336863">
            <text:p>0.0070194003527336863</text:p>
          </table:table-cell>
          <table:table-cell table:style-name="ce11" table:formula="of:=[.D19]/[.G19]" office:value-type="float" calcext:value-type="float" office:value="0.0042680776014109344">
            <text:p>0.0042680776014109344</text:p>
          </table:table-cell>
          <table:table-cell table:style-name="ce11"/>
          <table:table-cell table:style-name="ce11" table:formula="of:=[.E19]/[.F19]" office:value-type="float" calcext:value-type="float" office:value="1.8540829986613119">
            <text:p>1.8540829986613119</text:p>
          </table:table-cell>
          <table:table-cell table:style-name="ce11" table:formula="of:=[.E19]/[.G19]" office:value-type="float" calcext:value-type="float" office:value="0.024426807760141094">
            <text:p>0.024426807760141094</text:p>
          </table:table-cell>
          <table:table-cell table:style-name="ce11"/>
          <table:table-cell table:style-name="ce11" table:formula="of:=[.F19]/[.G19]" office:value-type="float" calcext:value-type="float" office:value="0.013174603174603174">
            <text:p>0.013174603174603174</text:p>
          </table:table-cell>
          <table:table-cell table:style-name="ce10"/>
          <table:table-cell table:style-name="ce11" table:formula="of:=[.C19]/[.E19]/[.F19]" office:value-type="float" calcext:value-type="float" office:value="0.00038469159429535224">
            <text:p>0.00038469159429535224</text:p>
          </table:table-cell>
          <table:table-cell table:style-name="ce11" table:formula="of:=[.D19]/[.E19]/[.F19]" office:value-type="float" calcext:value-type="float" office:value="0.00023390795432028959">
            <text:p>0.00023390795432028959</text:p>
          </table:table-cell>
          <table:table-cell table:style-name="ce11"/>
          <table:table-cell table:style-name="ce11" table:formula="of:=[.C19]/[.E19]/[.G19]" office:value-type="float" calcext:value-type="float" office:value="5.068159099446704e-06">
            <text:p>5.068159099446704e-06</text:p>
          </table:table-cell>
          <table:table-cell table:style-name="ce11" table:formula="of:=[.D19]/[.E19]/[.G19]" office:value-type="float" calcext:value-type="float" office:value="3.0816444775530216e-06">
            <text:p>3.0816444775530216e-06</text:p>
          </table:table-cell>
          <table:table-cell table:style-name="ce11"/>
          <table:table-cell table:style-name="ce11" table:formula="of:=[.C19]/[.E19]/[.F19]/[.G19]" office:value-type="float" calcext:value-type="float" office:value="6.7846842027398979e-09">
            <text:p>6.7846842027398979e-09</text:p>
          </table:table-cell>
          <table:table-cell table:style-name="ce11" table:formula="of:=[.D19]/[.E19]/[.F19]/[.G19]" office:value-type="float" calcext:value-type="float" office:value="4.1253607463895871e-09">
            <text:p>4.1253607463895871e-09</text:p>
          </table:table-cell>
          <table:table-cell/>
          <table:table-cell table:number-columns-repeated="1024"/>
        </table:table-row>
        <table:table-row table:style-name="ro21">
          <table:table-cell table:number-columns-repeated="4"/>
          <table:table-cell table:style-name="ce11"/>
          <table:table-cell/>
          <table:table-cell table:style-name="ce11"/>
          <table:table-cell table:style-name="ce9"/>
          <table:table-cell table:style-name="ce11"/>
          <table:table-cell table:number-columns-repeated="3"/>
          <table:table-cell/>
          <table:table-cell table:style-name="ce11"/>
          <table:table-cell table:number-columns-repeated="9"/>
          <table:table-cell table:style-name="ce10"/>
          <table:table-cell table:style-name="ce11"/>
          <table:table-cell table:number-columns-repeated="1024"/>
        </table:table-row>
        <table:table-row table:style-name="ro22">
          <table:table-cell table:style-name="ce11" office:value-type="string" calcext:value-type="string">
            <text:p><text:span text:style-name="T28">Displacement</text:span></text:p>
          </table:table-cell>
          <table:table-cell table:style-name="ce11"/>
          <table:table-cell table:style-name="ce11" office:value-type="float" calcext:value-type="float" office:value="414">
            <text:p>414</text:p>
          </table:table-cell>
          <table:table-cell table:style-name="ce11" office:value-type="float" calcext:value-type="float" office:value="252">
            <text:p>252</text:p>
          </table:table-cell>
          <table:table-cell table:style-name="ce11" office:value-type="float" calcext:value-type="float" office:value="1385">
            <text:p>1385</text:p>
          </table:table-cell>
          <table:table-cell table:style-name="ce11" office:value-type="float" calcext:value-type="float" office:value="753">
            <text:p>753</text:p>
          </table:table-cell>
          <table:table-cell table:style-name="ce11" office:value-type="float" calcext:value-type="float" office:value="56900">
            <text:p>56900</text:p>
          </table:table-cell>
          <table:table-cell table:style-name="ce9"/>
          <table:table-cell table:style-name="ce11" table:formula="of:=30000/PI()*[.D21]/[.C21]" office:value-type="float" calcext:value-type="float" office:value="5812.6153129213953">
            <text:p>5812.6153129213953</text:p>
          </table:table-cell>
          <table:table-cell table:style-name="ce11"/>
          <table:table-cell table:style-name="ce11" table:formula="of:=[.C21]/[.E21]" office:value-type="float" calcext:value-type="float" office:value="0.29891696750902524">
            <text:p>0.29891696750902524</text:p>
          </table:table-cell>
          <table:table-cell table:style-name="ce11" table:formula="of:=[.D21]/[.E21]" office:value-type="float" calcext:value-type="float" office:value="0.18194945848375452">
            <text:p>0.18194945848375452</text:p>
          </table:table-cell>
          <table:table-cell table:style-name="ce11"/>
          <table:table-cell table:style-name="ce11" table:formula="of:=[.C21]/[.F21]" office:value-type="float" calcext:value-type="float" office:value="0.54980079681274896">
            <text:p>0.54980079681274896</text:p>
          </table:table-cell>
          <table:table-cell table:style-name="ce11" table:formula="of:=[.D21]/[.F21]" office:value-type="float" calcext:value-type="float" office:value="0.33466135458167329">
            <text:p>0.33466135458167329</text:p>
          </table:table-cell>
          <table:table-cell table:style-name="ce11"/>
          <table:table-cell table:style-name="ce11" table:formula="of:=[.C21]/[.G21]" office:value-type="float" calcext:value-type="float" office:value="0.0072759226713532514">
            <text:p>0.0072759226713532514</text:p>
          </table:table-cell>
          <table:table-cell table:style-name="ce11" table:formula="of:=[.D21]/[.G21]" office:value-type="float" calcext:value-type="float" office:value="0.0044288224956063266">
            <text:p>0.0044288224956063266</text:p>
          </table:table-cell>
          <table:table-cell table:style-name="ce11"/>
          <table:table-cell table:style-name="ce11" table:formula="of:=[.E21]/[.F21]" office:value-type="float" calcext:value-type="float" office:value="1.8393094289508631">
            <text:p>1.8393094289508631</text:p>
          </table:table-cell>
          <table:table-cell table:style-name="ce11" table:formula="of:=[.E21]/[.G21]" office:value-type="float" calcext:value-type="float" office:value="0.024340949033391915">
            <text:p>0.024340949033391915</text:p>
          </table:table-cell>
          <table:table-cell table:style-name="ce11"/>
          <table:table-cell table:style-name="ce11" table:formula="of:=[.F21]/[.G21]" office:value-type="float" calcext:value-type="float" office:value="0.013233743409490333">
            <text:p>0.013233743409490333</text:p>
          </table:table-cell>
          <table:table-cell table:style-name="ce10"/>
          <table:table-cell table:style-name="ce11" table:formula="of:=[.C21]/[.E21]/[.F21]" office:value-type="float" calcext:value-type="float" office:value="0.00039696808434133501">
            <text:p>0.00039696808434133501</text:p>
          </table:table-cell>
          <table:table-cell table:style-name="ce11" table:formula="of:=[.D21]/[.E21]/[.F21]" office:value-type="float" calcext:value-type="float" office:value="0.00024163274699037784">
            <text:p>0.00024163274699037784</text:p>
          </table:table-cell>
          <table:table-cell table:style-name="ce11"/>
          <table:table-cell table:style-name="ce11" table:formula="of:=[.C21]/[.E21]/[.G21]" office:value-type="float" calcext:value-type="float" office:value="5.2533737699301451e-06">
            <text:p>5.2533737699301451e-06</text:p>
          </table:table-cell>
          <table:table-cell table:style-name="ce11" table:formula="of:=[.D21]/[.E21]/[.G21]" office:value-type="float" calcext:value-type="float" office:value="3.197705773000958e-06">
            <text:p>3.197705773000958e-06</text:p>
          </table:table-cell>
          <table:table-cell table:style-name="ce11"/>
          <table:table-cell table:style-name="ce11" table:formula="of:=[.C21]/[.E21]/[.F21]/[.G21]" office:value-type="float" calcext:value-type="float" office:value="6.9765919919391034e-09">
            <text:p>6.9765919919391034e-09</text:p>
          </table:table-cell>
          <table:table-cell table:style-name="ce11" table:formula="of:=[.D21]/[.E21]/[.F21]/[.G21]" office:value-type="float" calcext:value-type="float" office:value="4.2466212124846725e-09">
            <text:p>4.2466212124846725e-09</text:p>
          </table:table-cell>
          <table:table-cell/>
          <table:table-cell table:number-columns-repeated="1024"/>
        </table:table-row>
        <table:table-row table:style-name="ro23">
          <table:table-cell table:number-columns-repeated="4"/>
          <table:table-cell table:style-name="ce11"/>
          <table:table-cell/>
          <table:table-cell table:style-name="ce11"/>
          <table:table-cell table:style-name="ce9"/>
          <table:table-cell table:style-name="ce11"/>
          <table:table-cell table:number-columns-repeated="3"/>
          <table:table-cell/>
          <table:table-cell table:style-name="ce11"/>
          <table:table-cell table:number-columns-repeated="9"/>
          <table:table-cell table:style-name="ce10"/>
          <table:table-cell table:style-name="ce11"/>
          <table:table-cell table:number-columns-repeated="1024"/>
        </table:table-row>
        <table:table-row table:style-name="ro24">
          <table:table-cell table:style-name="ce11" office:value-type="string" calcext:value-type="string">
            <text:p><text:span text:style-name="T29">Piston</text:span></text:p>
          </table:table-cell>
          <table:table-cell table:style-name="ce11"/>
          <table:table-cell table:style-name="ce11" office:value-type="float" calcext:value-type="float" office:value="402">
            <text:p>402</text:p>
          </table:table-cell>
          <table:table-cell table:style-name="ce11" office:value-type="float" calcext:value-type="float" office:value="244">
            <text:p>244</text:p>
          </table:table-cell>
          <table:table-cell table:style-name="ce11" office:value-type="float" calcext:value-type="float" office:value="1384">
            <text:p>1384</text:p>
          </table:table-cell>
          <table:table-cell table:style-name="ce11" office:value-type="float" calcext:value-type="float" office:value="748">
            <text:p>748</text:p>
          </table:table-cell>
          <table:table-cell table:style-name="ce11" office:value-type="float" calcext:value-type="float" office:value="56900">
            <text:p>56900</text:p>
          </table:table-cell>
          <table:table-cell table:style-name="ce9"/>
          <table:table-cell table:style-name="ce11" table:formula="of:=30000/PI()*[.D23]/[.C23]" office:value-type="float" calcext:value-type="float" office:value="5796.0904648391743">
            <text:p>5796.0904648391743</text:p>
          </table:table-cell>
          <table:table-cell table:style-name="ce11"/>
          <table:table-cell table:style-name="ce11" table:formula="of:=[.C23]/[.E23]" office:value-type="float" calcext:value-type="float" office:value="0.29046242774566472">
            <text:p>0.29046242774566472</text:p>
          </table:table-cell>
          <table:table-cell table:style-name="ce11" table:formula="of:=[.D23]/[.E23]" office:value-type="float" calcext:value-type="float" office:value="0.17630057803468208">
            <text:p>0.17630057803468208</text:p>
          </table:table-cell>
          <table:table-cell table:style-name="ce11"/>
          <table:table-cell table:style-name="ce11" table:formula="of:=[.C23]/[.F23]" office:value-type="float" calcext:value-type="float" office:value="0.53743315508021394">
            <text:p>0.53743315508021394</text:p>
          </table:table-cell>
          <table:table-cell table:style-name="ce11" table:formula="of:=[.D23]/[.F23]" office:value-type="float" calcext:value-type="float" office:value="0.32620320855614976">
            <text:p>0.32620320855614976</text:p>
          </table:table-cell>
          <table:table-cell table:style-name="ce11"/>
          <table:table-cell table:style-name="ce11" table:formula="of:=[.C23]/[.G23]" office:value-type="float" calcext:value-type="float" office:value="0.0070650263620386641">
            <text:p>0.0070650263620386641</text:p>
          </table:table-cell>
          <table:table-cell table:style-name="ce11" table:formula="of:=[.D23]/[.G23]" office:value-type="float" calcext:value-type="float" office:value="0.0042882249560632687">
            <text:p>0.0042882249560632687</text:p>
          </table:table-cell>
          <table:table-cell table:style-name="ce11"/>
          <table:table-cell table:style-name="ce11" table:formula="of:=[.E23]/[.F23]" office:value-type="float" calcext:value-type="float" office:value="1.8502673796791445">
            <text:p>1.8502673796791445</text:p>
          </table:table-cell>
          <table:table-cell table:style-name="ce11" table:formula="of:=[.E23]/[.G23]" office:value-type="float" calcext:value-type="float" office:value="0.024323374340949035">
            <text:p>0.024323374340949035</text:p>
          </table:table-cell>
          <table:table-cell table:style-name="ce11"/>
          <table:table-cell table:style-name="ce11" table:formula="of:=[.F23]/[.G23]" office:value-type="float" calcext:value-type="float" office:value="0.013145869947275922">
            <text:p>0.013145869947275922</text:p>
          </table:table-cell>
          <table:table-cell table:style-name="ce10"/>
          <table:table-cell table:style-name="ce11" table:formula="of:=[.C23]/[.E23]/[.F23]" office:value-type="float" calcext:value-type="float" office:value="0.00038831875367067477">
            <text:p>0.00038831875367067477</text:p>
          </table:table-cell>
          <table:table-cell table:style-name="ce11" table:formula="of:=[.D23]/[.E23]/[.F23]" office:value-type="float" calcext:value-type="float" office:value="0.00023569595993941454">
            <text:p>0.00023569595993941454</text:p>
          </table:table-cell>
          <table:table-cell table:style-name="ce11"/>
          <table:table-cell table:style-name="ce11" table:formula="of:=[.C23]/[.E23]/[.G23]" office:value-type="float" calcext:value-type="float" office:value="5.1047878338429655e-06">
            <text:p>5.1047878338429655e-06</text:p>
          </table:table-cell>
          <table:table-cell table:style-name="ce11" table:formula="of:=[.D23]/[.E23]/[.G23]" office:value-type="float" calcext:value-type="float" office:value="3.0984284364618994e-06">
            <text:p>3.0984284364618994e-06</text:p>
          </table:table-cell>
          <table:table-cell table:style-name="ce11"/>
          <table:table-cell table:style-name="ce11" table:formula="of:=[.C23]/[.E23]/[.F23]/[.G23]" office:value-type="float" calcext:value-type="float" office:value="6.8245826655654613e-09">
            <text:p>6.8245826655654613e-09</text:p>
          </table:table-cell>
          <table:table-cell table:style-name="ce11" table:formula="of:=[.D23]/[.E23]/[.F23]/[.G23]" office:value-type="float" calcext:value-type="float" office:value="4.1422840059651058e-09">
            <text:p>4.1422840059651058e-09</text:p>
          </table:table-cell>
          <table:table-cell/>
          <table:table-cell table:number-columns-repeated="1024"/>
        </table:table-row>
        <table:table-row table:style-name="ro25">
          <table:table-cell table:number-columns-repeated="4"/>
          <table:table-cell table:style-name="ce11"/>
          <table:table-cell/>
          <table:table-cell table:style-name="ce11"/>
          <table:table-cell table:style-name="ce9"/>
          <table:table-cell table:style-name="ce11"/>
          <table:table-cell table:number-columns-repeated="3"/>
          <table:table-cell/>
          <table:table-cell table:style-name="ce11"/>
          <table:table-cell table:number-columns-repeated="9"/>
          <table:table-cell table:style-name="ce10"/>
          <table:table-cell table:style-name="ce11"/>
          <table:table-cell table:number-columns-repeated="1024"/>
        </table:table-row>
        <table:table-row table:style-name="ro26">
          <table:table-cell table:style-name="ce11" office:value-type="string" calcext:value-type="string">
            <text:p><text:span text:style-name="T30">Turbo 1</text:span></text:p>
          </table:table-cell>
          <table:table-cell table:style-name="ce11"/>
          <table:table-cell table:style-name="ce11" office:value-type="float" calcext:value-type="float" office:value="414">
            <text:p>414</text:p>
          </table:table-cell>
          <table:table-cell table:style-name="ce11" office:value-type="float" calcext:value-type="float" office:value="252">
            <text:p>252</text:p>
          </table:table-cell>
          <table:table-cell table:style-name="ce11" office:value-type="float" calcext:value-type="float" office:value="1395">
            <text:p>1395</text:p>
          </table:table-cell>
          <table:table-cell table:style-name="ce11" office:value-type="float" calcext:value-type="float" office:value="751">
            <text:p>751</text:p>
          </table:table-cell>
          <table:table-cell table:style-name="ce11" office:value-type="float" calcext:value-type="float" office:value="55600">
            <text:p>55600</text:p>
          </table:table-cell>
          <table:table-cell table:style-name="ce9"/>
          <table:table-cell table:style-name="ce11" table:formula="of:=30000/PI()*[.D25]/[.C25]" office:value-type="float" calcext:value-type="float" office:value="5812.6153129213953">
            <text:p>5812.6153129213953</text:p>
          </table:table-cell>
          <table:table-cell table:style-name="ce11"/>
          <table:table-cell table:style-name="ce11" table:formula="of:=[.C25]/[.E25]" office:value-type="float" calcext:value-type="float" office:value="0.29677419354838708">
            <text:p>0.29677419354838708</text:p>
          </table:table-cell>
          <table:table-cell table:style-name="ce11" table:formula="of:=[.D25]/[.E25]" office:value-type="float" calcext:value-type="float" office:value="0.18064516129032257">
            <text:p>0.18064516129032257</text:p>
          </table:table-cell>
          <table:table-cell table:style-name="ce11"/>
          <table:table-cell table:style-name="ce11" table:formula="of:=[.C25]/[.F25]" office:value-type="float" calcext:value-type="float" office:value="0.55126498002663116">
            <text:p>0.55126498002663116</text:p>
          </table:table-cell>
          <table:table-cell table:style-name="ce11" table:formula="of:=[.D25]/[.F25]" office:value-type="float" calcext:value-type="float" office:value="0.33555259653794939">
            <text:p>0.33555259653794939</text:p>
          </table:table-cell>
          <table:table-cell table:style-name="ce11"/>
          <table:table-cell table:style-name="ce11" table:formula="of:=[.C25]/[.G25]" office:value-type="float" calcext:value-type="float" office:value="0.007446043165467626">
            <text:p>0.007446043165467626</text:p>
          </table:table-cell>
          <table:table-cell table:style-name="ce11" table:formula="of:=[.D25]/[.G25]" office:value-type="float" calcext:value-type="float" office:value="0.0045323741007194246">
            <text:p>0.0045323741007194246</text:p>
          </table:table-cell>
          <table:table-cell table:style-name="ce11"/>
          <table:table-cell table:style-name="ce11" table:formula="of:=[.E25]/[.F25]" office:value-type="float" calcext:value-type="float" office:value="1.8575233022636484">
            <text:p>1.8575233022636484</text:p>
          </table:table-cell>
          <table:table-cell table:style-name="ce11" table:formula="of:=[.E25]/[.G25]" office:value-type="float" calcext:value-type="float" office:value="0.025089928057553956">
            <text:p>0.025089928057553956</text:p>
          </table:table-cell>
          <table:table-cell table:style-name="ce11"/>
          <table:table-cell table:style-name="ce11" table:formula="of:=[.F25]/[.G25]" office:value-type="float" calcext:value-type="float" office:value="0.013507194244604316">
            <text:p>0.013507194244604316</text:p>
          </table:table-cell>
          <table:table-cell table:style-name="ce10"/>
          <table:table-cell table:style-name="ce11" table:formula="of:=[.C25]/[.E25]/[.F25]" office:value-type="float" calcext:value-type="float" office:value="0.00039517202869292553">
            <text:p>0.00039517202869292553</text:p>
          </table:table-cell>
          <table:table-cell table:style-name="ce11" table:formula="of:=[.D25]/[.E25]/[.F25]" office:value-type="float" calcext:value-type="float" office:value="0.00024053949572612859">
            <text:p>0.00024053949572612859</text:p>
          </table:table-cell>
          <table:table-cell table:style-name="ce11"/>
          <table:table-cell table:style-name="ce11" table:formula="of:=[.C25]/[.E25]/[.G25]" office:value-type="float" calcext:value-type="float" office:value="5.3376653515896958e-06">
            <text:p>5.3376653515896958e-06</text:p>
          </table:table-cell>
          <table:table-cell table:style-name="ce11" table:formula="of:=[.D25]/[.E25]/[.G25]" office:value-type="float" calcext:value-type="float" office:value="3.2490136922719885e-06">
            <text:p>3.2490136922719885e-06</text:p>
          </table:table-cell>
          <table:table-cell table:style-name="ce11"/>
          <table:table-cell table:style-name="ce11" table:formula="of:=[.C25]/[.E25]/[.F25]/[.G25]" office:value-type="float" calcext:value-type="float" office:value="7.1074105880022578e-09">
            <text:p>7.1074105880022578e-09</text:p>
          </table:table-cell>
          <table:table-cell table:style-name="ce11" table:formula="of:=[.D25]/[.E25]/[.F25]/[.G25]" office:value-type="float" calcext:value-type="float" office:value="4.3262499231318093e-09">
            <text:p>4.3262499231318093e-09</text:p>
          </table:table-cell>
          <table:table-cell/>
          <table:table-cell table:number-columns-repeated="1024"/>
        </table:table-row>
        <table:table-row table:style-name="ro27">
          <table:table-cell table:style-name="ce11" office:value-type="string" calcext:value-type="string">
            <text:p><text:span text:style-name="T31">Turbo 2</text:span></text:p>
          </table:table-cell>
          <table:table-cell table:style-name="ce11"/>
          <table:table-cell table:style-name="ce11" office:value-type="float" calcext:value-type="float" office:value="438">
            <text:p>438</text:p>
          </table:table-cell>
          <table:table-cell table:style-name="ce11" office:value-type="float" calcext:value-type="float" office:value="266">
            <text:p>266</text:p>
          </table:table-cell>
          <table:table-cell table:style-name="ce11" office:value-type="float" calcext:value-type="float" office:value="1397">
            <text:p>1397</text:p>
          </table:table-cell>
          <table:table-cell table:style-name="ce11" office:value-type="float" calcext:value-type="float" office:value="759">
            <text:p>759</text:p>
          </table:table-cell>
          <table:table-cell table:style-name="ce11" office:value-type="float" calcext:value-type="float" office:value="57400">
            <text:p>57400</text:p>
          </table:table-cell>
          <table:table-cell table:style-name="ce9"/>
          <table:table-cell table:style-name="ce11" table:formula="of:=30000/PI()*[.D26]/[.C26]" office:value-type="float" calcext:value-type="float" office:value="5799.3445017046797">
            <text:p>5799.3445017046797</text:p>
          </table:table-cell>
          <table:table-cell table:style-name="ce11"/>
          <table:table-cell table:style-name="ce11" table:formula="of:=[.C26]/[.E26]" office:value-type="float" calcext:value-type="float" office:value="0.31352899069434503">
            <text:p>0.31352899069434503</text:p>
          </table:table-cell>
          <table:table-cell table:style-name="ce11" table:formula="of:=[.D26]/[.E26]" office:value-type="float" calcext:value-type="float" office:value="0.19040801717967074">
            <text:p>0.19040801717967074</text:p>
          </table:table-cell>
          <table:table-cell table:style-name="ce11"/>
          <table:table-cell table:style-name="ce11" table:formula="of:=[.C26]/[.F26]" office:value-type="float" calcext:value-type="float" office:value="0.57707509881422925">
            <text:p>0.57707509881422925</text:p>
          </table:table-cell>
          <table:table-cell table:style-name="ce11" table:formula="of:=[.D26]/[.F26]" office:value-type="float" calcext:value-type="float" office:value="0.35046113306982873">
            <text:p>0.35046113306982873</text:p>
          </table:table-cell>
          <table:table-cell table:style-name="ce11"/>
          <table:table-cell table:style-name="ce11" table:formula="of:=[.C26]/[.G26]" office:value-type="float" calcext:value-type="float" office:value="0.0076306620209059236">
            <text:p>0.0076306620209059236</text:p>
          </table:table-cell>
          <table:table-cell table:style-name="ce11" table:formula="of:=[.D26]/[.G26]" office:value-type="float" calcext:value-type="float" office:value="0.0046341463414634144">
            <text:p>0.0046341463414634144</text:p>
          </table:table-cell>
          <table:table-cell table:style-name="ce11"/>
          <table:table-cell table:style-name="ce11" table:formula="of:=[.E26]/[.F26]" office:value-type="float" calcext:value-type="float" office:value="1.8405797101449275">
            <text:p>1.8405797101449275</text:p>
          </table:table-cell>
          <table:table-cell table:style-name="ce11" table:formula="of:=[.E26]/[.G26]" office:value-type="float" calcext:value-type="float" office:value="0.024337979094076655">
            <text:p>0.024337979094076655</text:p>
          </table:table-cell>
          <table:table-cell table:style-name="ce11"/>
          <table:table-cell table:style-name="ce11" table:formula="of:=[.F26]/[.G26]" office:value-type="float" calcext:value-type="float" office:value="0.013222996515679443">
            <text:p>0.013222996515679443</text:p>
          </table:table-cell>
          <table:table-cell table:style-name="ce10"/>
          <table:table-cell table:style-name="ce11" table:formula="of:=[.C26]/[.E26]/[.F26]" office:value-type="float" calcext:value-type="float" office:value="0.00041308167416909754">
            <text:p>0.00041308167416909754</text:p>
          </table:table-cell>
          <table:table-cell table:style-name="ce11" table:formula="of:=[.D26]/[.E26]/[.F26]" office:value-type="float" calcext:value-type="float" office:value="0.00025086695280589032">
            <text:p>0.00025086695280589032</text:p>
          </table:table-cell>
          <table:table-cell table:style-name="ce11"/>
          <table:table-cell table:style-name="ce11" table:formula="of:=[.C26]/[.E26]/[.G26]" office:value-type="float" calcext:value-type="float" office:value="5.4621775382290077e-06">
            <text:p>5.4621775382290077e-06</text:p>
          </table:table-cell>
          <table:table-cell table:style-name="ce11" table:formula="of:=[.D26]/[.E26]/[.G26]" office:value-type="float" calcext:value-type="float" office:value="3.3172128428514066e-06">
            <text:p>3.3172128428514066e-06</text:p>
          </table:table-cell>
          <table:table-cell table:style-name="ce11"/>
          <table:table-cell table:style-name="ce11" table:formula="of:=[.C26]/[.E26]/[.F26]/[.G26]" office:value-type="float" calcext:value-type="float" office:value="7.1965448461515252e-09">
            <text:p>7.1965448461515252e-09</text:p>
          </table:table-cell>
          <table:table-cell table:style-name="ce11" table:formula="of:=[.D26]/[.E26]/[.F26]/[.G26]" office:value-type="float" calcext:value-type="float" office:value="4.3705044042838037e-09">
            <text:p>4.3705044042838037e-09</text:p>
          </table:table-cell>
          <table:table-cell/>
          <table:table-cell table:number-columns-repeated="1024"/>
        </table:table-row>
        <table:table-row table:style-name="ro28">
          <table:table-cell table:number-columns-repeated="4"/>
          <table:table-cell table:style-name="ce11"/>
          <table:table-cell/>
          <table:table-cell table:style-name="ce11"/>
          <table:table-cell table:style-name="ce9"/>
          <table:table-cell table:style-name="ce11"/>
          <table:table-cell table:number-columns-repeated="3"/>
          <table:table-cell/>
          <table:table-cell table:style-name="ce11"/>
          <table:table-cell table:number-columns-repeated="9"/>
          <table:table-cell table:style-name="ce10"/>
          <table:table-cell table:style-name="ce11"/>
          <table:table-cell table:number-columns-repeated="1024"/>
        </table:table-row>
        <table:table-row table:style-name="ro29">
          <table:table-cell table:style-name="ce11" office:value-type="string" calcext:value-type="string">
            <text:p><text:span text:style-name="T32">Intercooler 1</text:span></text:p>
          </table:table-cell>
          <table:table-cell table:style-name="ce11"/>
          <table:table-cell table:style-name="ce11" office:value-type="float" calcext:value-type="float" office:value="386">
            <text:p>386</text:p>
          </table:table-cell>
          <table:table-cell table:style-name="ce11" office:value-type="float" calcext:value-type="float" office:value="235">
            <text:p>235</text:p>
          </table:table-cell>
          <table:table-cell table:style-name="ce11" office:value-type="float" calcext:value-type="float" office:value="1392">
            <text:p>1392</text:p>
          </table:table-cell>
          <table:table-cell table:style-name="ce11" office:value-type="float" calcext:value-type="float" office:value="742">
            <text:p>742</text:p>
          </table:table-cell>
          <table:table-cell table:style-name="ce11" office:value-type="float" calcext:value-type="float" office:value="53450">
            <text:p>53450</text:p>
          </table:table-cell>
          <table:table-cell table:style-name="ce9"/>
          <table:table-cell table:style-name="ce11" table:formula="of:=30000/PI()*[.D28]/[.C28]" office:value-type="float" calcext:value-type="float" office:value="5813.6909264137939">
            <text:p>5813.6909264137939</text:p>
          </table:table-cell>
          <table:table-cell table:style-name="ce11"/>
          <table:table-cell table:style-name="ce11" table:formula="of:=[.C28]/[.E28]" office:value-type="float" calcext:value-type="float" office:value="0.27729885057471265">
            <text:p>0.27729885057471265</text:p>
          </table:table-cell>
          <table:table-cell table:style-name="ce11" table:formula="of:=[.D28]/[.E28]" office:value-type="float" calcext:value-type="float" office:value="0.16882183908045978">
            <text:p>0.16882183908045978</text:p>
          </table:table-cell>
          <table:table-cell table:style-name="ce11"/>
          <table:table-cell table:style-name="ce11" table:formula="of:=[.C28]/[.F28]" office:value-type="float" calcext:value-type="float" office:value="0.52021563342318056">
            <text:p>0.52021563342318056</text:p>
          </table:table-cell>
          <table:table-cell table:style-name="ce11" table:formula="of:=[.D28]/[.F28]" office:value-type="float" calcext:value-type="float" office:value="0.31671159029649598">
            <text:p>0.31671159029649598</text:p>
          </table:table-cell>
          <table:table-cell table:style-name="ce11"/>
          <table:table-cell table:style-name="ce11" table:formula="of:=[.C28]/[.G28]" office:value-type="float" calcext:value-type="float" office:value="0.0072217025257249766">
            <text:p>0.0072217025257249766</text:p>
          </table:table-cell>
          <table:table-cell table:style-name="ce11" table:formula="of:=[.D28]/[.G28]" office:value-type="float" calcext:value-type="float" office:value="0.0043966323666978484">
            <text:p>0.0043966323666978484</text:p>
          </table:table-cell>
          <table:table-cell table:style-name="ce11"/>
          <table:table-cell table:style-name="ce11" table:formula="of:=[.E28]/[.F28]" office:value-type="float" calcext:value-type="float" office:value="1.8760107816711591">
            <text:p>1.8760107816711591</text:p>
          </table:table-cell>
          <table:table-cell table:style-name="ce11" table:formula="of:=[.E28]/[.G28]" office:value-type="float" calcext:value-type="float" office:value="0.026043030869971937">
            <text:p>0.026043030869971937</text:p>
          </table:table-cell>
          <table:table-cell table:style-name="ce11"/>
          <table:table-cell table:style-name="ce11" table:formula="of:=[.F28]/[.G28]" office:value-type="float" calcext:value-type="float" office:value="0.013882132834424696">
            <text:p>0.013882132834424696</text:p>
          </table:table-cell>
          <table:table-cell table:style-name="ce10"/>
          <table:table-cell table:style-name="ce11" table:formula="of:=[.C28]/[.E28]/[.F28]" office:value-type="float" calcext:value-type="float" office:value="0.00037371812745918149">
            <text:p>0.00037371812745918149</text:p>
          </table:table-cell>
          <table:table-cell table:style-name="ce11" table:formula="of:=[.D28]/[.E28]/[.F28]" office:value-type="float" calcext:value-type="float" office:value="0.00022752269417851723">
            <text:p>0.00022752269417851723</text:p>
          </table:table-cell>
          <table:table-cell table:style-name="ce11"/>
          <table:table-cell table:style-name="ce11" table:formula="of:=[.C28]/[.E28]/[.G28]" office:value-type="float" calcext:value-type="float" office:value="5.1880046880208169e-06">
            <text:p>5.1880046880208169e-06</text:p>
          </table:table-cell>
          <table:table-cell table:style-name="ce11" table:formula="of:=[.D28]/[.E28]/[.G28]" office:value-type="float" calcext:value-type="float" office:value="3.1585002634323626e-06">
            <text:p>3.1585002634323626e-06</text:p>
          </table:table-cell>
          <table:table-cell table:style-name="ce11"/>
          <table:table-cell table:style-name="ce11" table:formula="of:=[.C28]/[.E28]/[.F28]/[.G28]" office:value-type="float" calcext:value-type="float" office:value="6.9919200647180825e-09">
            <text:p>6.9919200647180825e-09</text:p>
          </table:table-cell>
          <table:table-cell table:style-name="ce11" table:formula="of:=[.D28]/[.E28]/[.F28]/[.G28]" office:value-type="float" calcext:value-type="float" office:value="4.256738899504532e-09">
            <text:p>4.256738899504532e-09</text:p>
          </table:table-cell>
          <table:table-cell/>
          <table:table-cell table:number-columns-repeated="1024"/>
        </table:table-row>
        <table:table-row table:style-name="ro30">
          <table:table-cell table:style-name="ce11" office:value-type="string" calcext:value-type="string">
            <text:p><text:span text:style-name="T33">Intercooler 2</text:span></text:p>
          </table:table-cell>
          <table:table-cell table:style-name="ce11"/>
          <table:table-cell table:style-name="ce11" office:value-type="float" calcext:value-type="float" office:value="395">
            <text:p>395</text:p>
          </table:table-cell>
          <table:table-cell table:style-name="ce11" office:value-type="float" calcext:value-type="float" office:value="240">
            <text:p>240</text:p>
          </table:table-cell>
          <table:table-cell table:style-name="ce11" office:value-type="float" calcext:value-type="float" office:value="1400">
            <text:p>1400</text:p>
          </table:table-cell>
          <table:table-cell table:style-name="ce11" office:value-type="float" calcext:value-type="float" office:value="743">
            <text:p>743</text:p>
          </table:table-cell>
          <table:table-cell table:style-name="ce11" office:value-type="float" calcext:value-type="float" office:value="54200">
            <text:p>54200</text:p>
          </table:table-cell>
          <table:table-cell table:style-name="ce9"/>
          <table:table-cell table:style-name="ce11" table:formula="of:=30000/PI()*[.D29]/[.C29]" office:value-type="float" calcext:value-type="float" office:value="5802.1042544893498">
            <text:p>5802.1042544893498</text:p>
          </table:table-cell>
          <table:table-cell table:style-name="ce11"/>
          <table:table-cell table:style-name="ce11" table:formula="of:=[.C29]/[.E29]" office:value-type="float" calcext:value-type="float" office:value="0.28214285714285714">
            <text:p>0.28214285714285714</text:p>
          </table:table-cell>
          <table:table-cell table:style-name="ce11" table:formula="of:=[.D29]/[.E29]" office:value-type="float" calcext:value-type="float" office:value="0.17142857142857143">
            <text:p>0.17142857142857143</text:p>
          </table:table-cell>
          <table:table-cell table:style-name="ce11"/>
          <table:table-cell table:style-name="ce11" table:formula="of:=[.C29]/[.F29]" office:value-type="float" calcext:value-type="float" office:value="0.53162853297442803">
            <text:p>0.53162853297442803</text:p>
          </table:table-cell>
          <table:table-cell table:style-name="ce11" table:formula="of:=[.D29]/[.F29]" office:value-type="float" calcext:value-type="float" office:value="0.32301480484522205">
            <text:p>0.32301480484522205</text:p>
          </table:table-cell>
          <table:table-cell table:style-name="ce11"/>
          <table:table-cell table:style-name="ce11" table:formula="of:=[.C29]/[.G29]" office:value-type="float" calcext:value-type="float" office:value="0.0072878228782287825">
            <text:p>0.0072878228782287825</text:p>
          </table:table-cell>
          <table:table-cell table:style-name="ce11" table:formula="of:=[.D29]/[.G29]" office:value-type="float" calcext:value-type="float" office:value="0.0044280442804428043">
            <text:p>0.0044280442804428043</text:p>
          </table:table-cell>
          <table:table-cell table:style-name="ce11"/>
          <table:table-cell table:style-name="ce11" table:formula="of:=[.E29]/[.F29]" office:value-type="float" calcext:value-type="float" office:value="1.8842530282637955">
            <text:p>1.8842530282637955</text:p>
          </table:table-cell>
          <table:table-cell table:style-name="ce11" table:formula="of:=[.E29]/[.G29]" office:value-type="float" calcext:value-type="float" office:value="0.025830258302583026">
            <text:p>0.025830258302583026</text:p>
          </table:table-cell>
          <table:table-cell table:style-name="ce11"/>
          <table:table-cell table:style-name="ce11" table:formula="of:=[.F29]/[.G29]" office:value-type="float" calcext:value-type="float" office:value="0.013708487084870848">
            <text:p>0.013708487084870848</text:p>
          </table:table-cell>
          <table:table-cell table:style-name="ce10"/>
          <table:table-cell table:style-name="ce11" table:formula="of:=[.C29]/[.E29]/[.F29]" office:value-type="float" calcext:value-type="float" office:value="0.00037973466641030569">
            <text:p>0.00037973466641030569</text:p>
          </table:table-cell>
          <table:table-cell table:style-name="ce11" table:formula="of:=[.D29]/[.E29]/[.F29]" office:value-type="float" calcext:value-type="float" office:value="0.00023072486060373007">
            <text:p>0.00023072486060373007</text:p>
          </table:table-cell>
          <table:table-cell table:style-name="ce11"/>
          <table:table-cell table:style-name="ce11" table:formula="of:=[.C29]/[.E29]/[.G29]" office:value-type="float" calcext:value-type="float" office:value="5.2055877701634156e-06">
            <text:p>5.2055877701634156e-06</text:p>
          </table:table-cell>
          <table:table-cell table:style-name="ce11" table:formula="of:=[.D29]/[.E29]/[.G29]" office:value-type="float" calcext:value-type="float" office:value="3.1628887717448603e-06">
            <text:p>3.1628887717448603e-06</text:p>
          </table:table-cell>
          <table:table-cell table:style-name="ce11"/>
          <table:table-cell table:style-name="ce11" table:formula="of:=[.C29]/[.E29]/[.F29]/[.G29]" office:value-type="float" calcext:value-type="float" office:value="7.0061746570167103e-09">
            <text:p>7.0061746570167103e-09</text:p>
          </table:table-cell>
          <table:table-cell table:style-name="ce11" table:formula="of:=[.D29]/[.E29]/[.F29]/[.G29]" office:value-type="float" calcext:value-type="float" office:value="4.2569162473012929e-09">
            <text:p>4.2569162473012929e-09</text:p>
          </table:table-cell>
          <table:table-cell/>
          <table:table-cell table:number-columns-repeated="1024"/>
        </table:table-row>
        <table:table-row table:style-name="ro31">
          <table:table-cell table:number-columns-repeated="4"/>
          <table:table-cell table:style-name="ce11"/>
          <table:table-cell/>
          <table:table-cell table:style-name="ce11"/>
          <table:table-cell table:style-name="ce9"/>
          <table:table-cell table:style-name="ce11"/>
          <table:table-cell table:number-columns-repeated="3"/>
          <table:table-cell/>
          <table:table-cell table:style-name="ce11"/>
          <table:table-cell table:number-columns-repeated="9"/>
          <table:table-cell table:style-name="ce10"/>
          <table:table-cell table:style-name="ce11"/>
          <table:table-cell table:number-columns-repeated="1024"/>
        </table:table-row>
        <table:table-row table:style-name="ro32">
          <table:table-cell table:style-name="ce11" office:value-type="string" calcext:value-type="string">
            <text:p><text:span text:style-name="T34">Oil 1</text:span></text:p>
          </table:table-cell>
          <table:table-cell table:style-name="ce11"/>
          <table:table-cell table:style-name="ce11" office:value-type="float" calcext:value-type="float" office:value="383">
            <text:p>383</text:p>
          </table:table-cell>
          <table:table-cell table:style-name="ce11" office:value-type="float" calcext:value-type="float" office:value="233">
            <text:p>233</text:p>
          </table:table-cell>
          <table:table-cell table:style-name="ce11" office:value-type="float" calcext:value-type="float" office:value="1386">
            <text:p>1386</text:p>
          </table:table-cell>
          <table:table-cell table:style-name="ce11" office:value-type="float" calcext:value-type="float" office:value="741">
            <text:p>741</text:p>
          </table:table-cell>
          <table:table-cell table:style-name="ce11" office:value-type="float" calcext:value-type="float" office:value="52700">
            <text:p>52700</text:p>
          </table:table-cell>
          <table:table-cell table:style-name="ce9"/>
          <table:table-cell table:style-name="ce11" table:formula="of:=30000/PI()*[.D31]/[.C31]" office:value-type="float" calcext:value-type="float" office:value="5809.3631969313237">
            <text:p>5809.3631969313237</text:p>
          </table:table-cell>
          <table:table-cell table:style-name="ce11"/>
          <table:table-cell table:style-name="ce11" table:formula="of:=[.C31]/[.E31]" office:value-type="float" calcext:value-type="float" office:value="0.27633477633477632">
            <text:p>0.27633477633477632</text:p>
          </table:table-cell>
          <table:table-cell table:style-name="ce11" table:formula="of:=[.D31]/[.E31]" office:value-type="float" calcext:value-type="float" office:value="0.1681096681096681">
            <text:p>0.1681096681096681</text:p>
          </table:table-cell>
          <table:table-cell table:style-name="ce11"/>
          <table:table-cell table:style-name="ce11" table:formula="of:=[.C31]/[.F31]" office:value-type="float" calcext:value-type="float" office:value="0.51686909581646423">
            <text:p>0.51686909581646423</text:p>
          </table:table-cell>
          <table:table-cell table:style-name="ce11" table:formula="of:=[.D31]/[.F31]" office:value-type="float" calcext:value-type="float" office:value="0.31443994601889341">
            <text:p>0.31443994601889341</text:p>
          </table:table-cell>
          <table:table-cell table:style-name="ce11"/>
          <table:table-cell table:style-name="ce11" table:formula="of:=[.C31]/[.G31]" office:value-type="float" calcext:value-type="float" office:value="0.0072675521821631882">
            <text:p>0.0072675521821631882</text:p>
          </table:table-cell>
          <table:table-cell table:style-name="ce11" table:formula="of:=[.D31]/[.G31]" office:value-type="float" calcext:value-type="float" office:value="0.0044212523719165085">
            <text:p>0.0044212523719165085</text:p>
          </table:table-cell>
          <table:table-cell table:style-name="ce11"/>
          <table:table-cell table:style-name="ce11" table:formula="of:=[.E31]/[.F31]" office:value-type="float" calcext:value-type="float" office:value="1.8704453441295548">
            <text:p>1.8704453441295548</text:p>
          </table:table-cell>
          <table:table-cell table:style-name="ce11" table:formula="of:=[.E31]/[.G31]" office:value-type="float" calcext:value-type="float" office:value="0.026299810246679316">
            <text:p>0.026299810246679316</text:p>
          </table:table-cell>
          <table:table-cell table:style-name="ce11"/>
          <table:table-cell table:style-name="ce11" table:formula="of:=[.F31]/[.G31]" office:value-type="float" calcext:value-type="float" office:value="0.014060721062618596">
            <text:p>0.014060721062618596</text:p>
          </table:table-cell>
          <table:table-cell table:style-name="ce10"/>
          <table:table-cell table:style-name="ce11" table:formula="of:=[.C31]/[.E31]/[.F31]" office:value-type="float" calcext:value-type="float" office:value="0.00037292142555300447">
            <text:p>0.00037292142555300447</text:p>
          </table:table-cell>
          <table:table-cell table:style-name="ce11" table:formula="of:=[.D31]/[.E31]/[.F31]" office:value-type="float" calcext:value-type="float" office:value="0.00022686864792127948">
            <text:p>0.00022686864792127948</text:p>
          </table:table-cell>
          <table:table-cell table:style-name="ce11"/>
          <table:table-cell table:style-name="ce11" table:formula="of:=[.C31]/[.E31]/[.G31]" office:value-type="float" calcext:value-type="float" office:value="5.2435441429748825e-06">
            <text:p>5.2435441429748825e-06</text:p>
          </table:table-cell>
          <table:table-cell table:style-name="ce11" table:formula="of:=[.D31]/[.E31]/[.G31]" office:value-type="float" calcext:value-type="float" office:value="3.1899367762745371e-06">
            <text:p>3.1899367762745371e-06</text:p>
          </table:table-cell>
          <table:table-cell table:style-name="ce11"/>
          <table:table-cell table:style-name="ce11" table:formula="of:=[.C31]/[.E31]/[.F31]/[.G31]" office:value-type="float" calcext:value-type="float" office:value="7.0763078852562522e-09">
            <text:p>7.0763078852562522e-09</text:p>
          </table:table-cell>
          <table:table-cell table:style-name="ce11" table:formula="of:=[.D31]/[.E31]/[.F31]/[.G31]" office:value-type="float" calcext:value-type="float" office:value="4.3049079301950569e-09">
            <text:p>4.3049079301950569e-09</text:p>
          </table:table-cell>
          <table:table-cell/>
          <table:table-cell table:number-columns-repeated="1024"/>
        </table:table-row>
        <table:table-row table:style-name="ro33">
          <table:table-cell table:style-name="ce11" office:value-type="string" calcext:value-type="string">
            <text:p><text:span text:style-name="T35">Oil 2</text:span></text:p>
          </table:table-cell>
          <table:table-cell table:style-name="ce11"/>
          <table:table-cell table:style-name="ce11" office:value-type="float" calcext:value-type="float" office:value="387">
            <text:p>387</text:p>
          </table:table-cell>
          <table:table-cell table:style-name="ce11" office:value-type="float" calcext:value-type="float" office:value="235">
            <text:p>235</text:p>
          </table:table-cell>
          <table:table-cell table:style-name="ce11" office:value-type="float" calcext:value-type="float" office:value="1389">
            <text:p>1389</text:p>
          </table:table-cell>
          <table:table-cell table:style-name="ce11" office:value-type="float" calcext:value-type="float" office:value="742">
            <text:p>742</text:p>
          </table:table-cell>
          <table:table-cell table:style-name="ce11" office:value-type="float" calcext:value-type="float" office:value="53400">
            <text:p>53400</text:p>
          </table:table-cell>
          <table:table-cell table:style-name="ce9"/>
          <table:table-cell table:style-name="ce11" table:formula="of:=30000/PI()*[.D32]/[.C32]" office:value-type="float" calcext:value-type="float" office:value="5798.6684692395975">
            <text:p>5798.6684692395975</text:p>
          </table:table-cell>
          <table:table-cell table:style-name="ce11"/>
          <table:table-cell table:style-name="ce11" table:formula="of:=[.C32]/[.E32]" office:value-type="float" calcext:value-type="float" office:value="0.27861771058315332">
            <text:p>0.27861771058315332</text:p>
          </table:table-cell>
          <table:table-cell table:style-name="ce11" table:formula="of:=[.D32]/[.E32]" office:value-type="float" calcext:value-type="float" office:value="0.16918646508279336">
            <text:p>0.16918646508279336</text:p>
          </table:table-cell>
          <table:table-cell table:style-name="ce11"/>
          <table:table-cell table:style-name="ce11" table:formula="of:=[.C32]/[.F32]" office:value-type="float" calcext:value-type="float" office:value="0.52156334231805934">
            <text:p>0.52156334231805934</text:p>
          </table:table-cell>
          <table:table-cell table:style-name="ce11" table:formula="of:=[.D32]/[.F32]" office:value-type="float" calcext:value-type="float" office:value="0.31671159029649598">
            <text:p>0.31671159029649598</text:p>
          </table:table-cell>
          <table:table-cell table:style-name="ce11"/>
          <table:table-cell table:style-name="ce11" table:formula="of:=[.C32]/[.G32]" office:value-type="float" calcext:value-type="float" office:value="0.0072471910112359549">
            <text:p>0.0072471910112359549</text:p>
          </table:table-cell>
          <table:table-cell table:style-name="ce11" table:formula="of:=[.D32]/[.G32]" office:value-type="float" calcext:value-type="float" office:value="0.0044007490636704116">
            <text:p>0.0044007490636704116</text:p>
          </table:table-cell>
          <table:table-cell table:style-name="ce11"/>
          <table:table-cell table:style-name="ce11" table:formula="of:=[.E32]/[.F32]" office:value-type="float" calcext:value-type="float" office:value="1.871967654986523">
            <text:p>1.871967654986523</text:p>
          </table:table-cell>
          <table:table-cell table:style-name="ce11" table:formula="of:=[.E32]/[.G32]" office:value-type="float" calcext:value-type="float" office:value="0.026011235955056181">
            <text:p>0.026011235955056181</text:p>
          </table:table-cell>
          <table:table-cell table:style-name="ce11"/>
          <table:table-cell table:style-name="ce11" table:formula="of:=[.F32]/[.G32]" office:value-type="float" calcext:value-type="float" office:value="0.013895131086142322">
            <text:p>0.013895131086142322</text:p>
          </table:table-cell>
          <table:table-cell table:style-name="ce10"/>
          <table:table-cell table:style-name="ce11" table:formula="of:=[.C32]/[.E32]/[.F32]" office:value-type="float" calcext:value-type="float" office:value="0.00037549556682365675">
            <text:p>0.00037549556682365675</text:p>
          </table:table-cell>
          <table:table-cell table:style-name="ce11" table:formula="of:=[.D32]/[.E32]/[.F32]" office:value-type="float" calcext:value-type="float" office:value="0.00022801410388516625">
            <text:p>0.00022801410388516625</text:p>
          </table:table-cell>
          <table:table-cell table:style-name="ce11"/>
          <table:table-cell table:style-name="ce11" table:formula="of:=[.C32]/[.E32]/[.G32]" office:value-type="float" calcext:value-type="float" office:value="5.217560123280025e-06">
            <text:p>5.217560123280025e-06</text:p>
          </table:table-cell>
          <table:table-cell table:style-name="ce11" table:formula="of:=[.D32]/[.E32]/[.G32]" office:value-type="float" calcext:value-type="float" office:value="3.1682858629736584e-06">
            <text:p>3.1682858629736584e-06</text:p>
          </table:table-cell>
          <table:table-cell table:style-name="ce11"/>
          <table:table-cell table:style-name="ce11" table:formula="of:=[.C32]/[.E32]/[.F32]/[.G32]" office:value-type="float" calcext:value-type="float" office:value="7.0317521877089275e-09">
            <text:p>7.0317521877089275e-09</text:p>
          </table:table-cell>
          <table:table-cell table:style-name="ce11" table:formula="of:=[.D32]/[.E32]/[.F32]/[.G32]" office:value-type="float" calcext:value-type="float" office:value="4.269927039048057e-09">
            <text:p>4.269927039048057e-09</text:p>
          </table:table-cell>
          <table:table-cell/>
          <table:table-cell table:number-columns-repeated="1024"/>
        </table:table-row>
        <table:table-row table:style-name="ro34">
          <table:table-cell table:style-name="ce11" office:value-type="string" calcext:value-type="string">
            <text:p><text:span text:style-name="T36">Oil 3</text:span></text:p>
          </table:table-cell>
          <table:table-cell table:style-name="ce11"/>
          <table:table-cell table:style-name="ce11" office:value-type="float" calcext:value-type="float" office:value="391">
            <text:p>391</text:p>
          </table:table-cell>
          <table:table-cell table:style-name="ce11" office:value-type="float" calcext:value-type="float" office:value="237">
            <text:p>237</text:p>
          </table:table-cell>
          <table:table-cell table:style-name="ce11" office:value-type="float" calcext:value-type="float" office:value="1394">
            <text:p>1394</text:p>
          </table:table-cell>
          <table:table-cell table:style-name="ce11" office:value-type="float" calcext:value-type="float" office:value="743">
            <text:p>743</text:p>
          </table:table-cell>
          <table:table-cell table:style-name="ce11" office:value-type="float" calcext:value-type="float" office:value="54100">
            <text:p>54100</text:p>
          </table:table-cell>
          <table:table-cell table:style-name="ce9"/>
          <table:table-cell table:style-name="ce11" table:formula="of:=30000/PI()*[.D33]/[.C33]" office:value-type="float" calcext:value-type="float" office:value="5788.1925595057592">
            <text:p>5788.1925595057592</text:p>
          </table:table-cell>
          <table:table-cell table:style-name="ce11"/>
          <table:table-cell table:style-name="ce11" table:formula="of:=[.C33]/[.E33]" office:value-type="float" calcext:value-type="float" office:value="0.28048780487804881">
            <text:p>0.28048780487804881</text:p>
          </table:table-cell>
          <table:table-cell table:style-name="ce11" table:formula="of:=[.D33]/[.E33]" office:value-type="float" calcext:value-type="float" office:value="0.17001434720229555">
            <text:p>0.17001434720229555</text:p>
          </table:table-cell>
          <table:table-cell table:style-name="ce11"/>
          <table:table-cell table:style-name="ce11" table:formula="of:=[.C33]/[.F33]" office:value-type="float" calcext:value-type="float" office:value="0.52624495289367434">
            <text:p>0.52624495289367434</text:p>
          </table:table-cell>
          <table:table-cell table:style-name="ce11" table:formula="of:=[.D33]/[.F33]" office:value-type="float" calcext:value-type="float" office:value="0.31897711978465682">
            <text:p>0.31897711978465682</text:p>
          </table:table-cell>
          <table:table-cell table:style-name="ce11"/>
          <table:table-cell table:style-name="ce11" table:formula="of:=[.C33]/[.G33]" office:value-type="float" calcext:value-type="float" office:value="0.0072273567467652493">
            <text:p>0.0072273567467652493</text:p>
          </table:table-cell>
          <table:table-cell table:style-name="ce11" table:formula="of:=[.D33]/[.G33]" office:value-type="float" calcext:value-type="float" office:value="0.0043807763401109059">
            <text:p>0.0043807763401109059</text:p>
          </table:table-cell>
          <table:table-cell table:style-name="ce11"/>
          <table:table-cell table:style-name="ce11" table:formula="of:=[.E33]/[.F33]" office:value-type="float" calcext:value-type="float" office:value="1.8761776581426648">
            <text:p>1.8761776581426648</text:p>
          </table:table-cell>
          <table:table-cell table:style-name="ce11" table:formula="of:=[.E33]/[.G33]" office:value-type="float" calcext:value-type="float" office:value="0.02576709796672828">
            <text:p>0.02576709796672828</text:p>
          </table:table-cell>
          <table:table-cell table:style-name="ce11"/>
          <table:table-cell table:style-name="ce11" table:formula="of:=[.F33]/[.G33]" office:value-type="float" calcext:value-type="float" office:value="0.013733826247689464">
            <text:p>0.013733826247689464</text:p>
          </table:table-cell>
          <table:table-cell table:style-name="ce10"/>
          <table:table-cell table:style-name="ce11" table:formula="of:=[.C33]/[.E33]/[.F33]" office:value-type="float" calcext:value-type="float" office:value="0.00037750713980894861">
            <text:p>0.00037750713980894861</text:p>
          </table:table-cell>
          <table:table-cell table:style-name="ce11" table:formula="of:=[.D33]/[.E33]/[.F33]" office:value-type="float" calcext:value-type="float" office:value="0.00022882146326015551">
            <text:p>0.00022882146326015551</text:p>
          </table:table-cell>
          <table:table-cell table:style-name="ce11"/>
          <table:table-cell table:style-name="ce11" table:formula="of:=[.C33]/[.E33]/[.G33]" office:value-type="float" calcext:value-type="float" office:value="5.1846174653983143e-06">
            <text:p>5.1846174653983143e-06</text:p>
          </table:table-cell>
          <table:table-cell table:style-name="ce11" table:formula="of:=[.D33]/[.E33]/[.G33]" office:value-type="float" calcext:value-type="float" office:value="3.1425942181570342e-06">
            <text:p>3.1425942181570342e-06</text:p>
          </table:table-cell>
          <table:table-cell table:style-name="ce11"/>
          <table:table-cell table:style-name="ce11" table:formula="of:=[.C33]/[.E33]/[.F33]/[.G33]" office:value-type="float" calcext:value-type="float" office:value="6.977950828261527e-09">
            <text:p>6.977950828261527e-09</text:p>
          </table:table-cell>
          <table:table-cell table:style-name="ce11" table:formula="of:=[.D33]/[.E33]/[.F33]/[.G33]" office:value-type="float" calcext:value-type="float" office:value="4.2296019086904904e-09">
            <text:p>4.2296019086904904e-09</text:p>
          </table:table-cell>
          <table:table-cell/>
          <table:table-cell table:number-columns-repeated="1024"/>
        </table:table-row>
        <table:table-row table:style-name="ro35">
          <table:table-cell table:number-columns-repeated="4"/>
          <table:table-cell table:style-name="ce11"/>
          <table:table-cell/>
          <table:table-cell table:style-name="ce11"/>
          <table:table-cell table:style-name="ce9"/>
          <table:table-cell table:style-name="ce11"/>
          <table:table-cell table:number-columns-repeated="3"/>
          <table:table-cell/>
          <table:table-cell table:style-name="ce11"/>
          <table:table-cell table:number-columns-repeated="9"/>
          <table:table-cell table:style-name="ce10"/>
          <table:table-cell table:style-name="ce11"/>
          <table:table-cell table:number-columns-repeated="1024"/>
        </table:table-row>
        <table:table-row table:style-name="ro36">
          <table:table-cell table:style-name="ce11" office:value-type="string" calcext:value-type="string">
            <text:p><text:span text:style-name="T37">Flywheel 1</text:span></text:p>
          </table:table-cell>
          <table:table-cell table:style-name="ce11"/>
          <table:table-cell table:style-name="ce11" office:value-type="float" calcext:value-type="float" office:value="380">
            <text:p>380</text:p>
          </table:table-cell>
          <table:table-cell table:style-name="ce11" office:value-type="float" calcext:value-type="float" office:value="231">
            <text:p>231</text:p>
          </table:table-cell>
          <table:table-cell table:style-name="ce11" office:value-type="float" calcext:value-type="float" office:value="1384">
            <text:p>1384</text:p>
          </table:table-cell>
          <table:table-cell table:style-name="ce11" office:value-type="float" calcext:value-type="float" office:value="741">
            <text:p>741</text:p>
          </table:table-cell>
          <table:table-cell table:style-name="ce11" office:value-type="float" calcext:value-type="float" office:value="52800">
            <text:p>52800</text:p>
          </table:table-cell>
          <table:table-cell table:style-name="ce9"/>
          <table:table-cell table:style-name="ce11" table:formula="of:=30000/PI()*[.D35]/[.C35]" office:value-type="float" calcext:value-type="float" office:value="5804.9671348780776">
            <text:p>5804.9671348780776</text:p>
          </table:table-cell>
          <table:table-cell table:style-name="ce11"/>
          <table:table-cell table:style-name="ce11" table:formula="of:=[.C35]/[.E35]" office:value-type="float" calcext:value-type="float" office:value="0.27456647398843931">
            <text:p>0.27456647398843931</text:p>
          </table:table-cell>
          <table:table-cell table:style-name="ce11" table:formula="of:=[.D35]/[.E35]" office:value-type="float" calcext:value-type="float" office:value="0.16690751445086704">
            <text:p>0.16690751445086704</text:p>
          </table:table-cell>
          <table:table-cell table:style-name="ce11"/>
          <table:table-cell table:style-name="ce11" table:formula="of:=[.C35]/[.F35]" office:value-type="float" calcext:value-type="float" office:value="0.51282051282051277">
            <text:p>0.51282051282051277</text:p>
          </table:table-cell>
          <table:table-cell table:style-name="ce11" table:formula="of:=[.D35]/[.F35]" office:value-type="float" calcext:value-type="float" office:value="0.31174089068825911">
            <text:p>0.31174089068825911</text:p>
          </table:table-cell>
          <table:table-cell table:style-name="ce11"/>
          <table:table-cell table:style-name="ce11" table:formula="of:=[.C35]/[.G35]" office:value-type="float" calcext:value-type="float" office:value="0.0071969696969696973">
            <text:p>0.0071969696969696973</text:p>
          </table:table-cell>
          <table:table-cell table:style-name="ce11" table:formula="of:=[.D35]/[.G35]" office:value-type="float" calcext:value-type="float" office:value="0.0043750000000000004">
            <text:p>0.0043750000000000004</text:p>
          </table:table-cell>
          <table:table-cell table:style-name="ce11"/>
          <table:table-cell table:style-name="ce11" table:formula="of:=[.E35]/[.F35]" office:value-type="float" calcext:value-type="float" office:value="1.8677462887989205">
            <text:p>1.8677462887989205</text:p>
          </table:table-cell>
          <table:table-cell table:style-name="ce11" table:formula="of:=[.E35]/[.G35]" office:value-type="float" calcext:value-type="float" office:value="0.026212121212121211">
            <text:p>0.026212121212121211</text:p>
          </table:table-cell>
          <table:table-cell table:style-name="ce11"/>
          <table:table-cell table:style-name="ce11" table:formula="of:=[.F35]/[.G35]" office:value-type="float" calcext:value-type="float" office:value="0.014034090909090909">
            <text:p>0.014034090909090909</text:p>
          </table:table-cell>
          <table:table-cell table:style-name="ce10"/>
          <table:table-cell table:style-name="ce11" table:formula="of:=[.C35]/[.E35]/[.F35]" office:value-type="float" calcext:value-type="float" office:value="0.00037053505261597745">
            <text:p>0.00037053505261597745</text:p>
          </table:table-cell>
          <table:table-cell table:style-name="ce11" table:formula="of:=[.D35]/[.E35]/[.F35]" office:value-type="float" calcext:value-type="float" office:value="0.00022524630830076525">
            <text:p>0.00022524630830076525</text:p>
          </table:table-cell>
          <table:table-cell table:style-name="ce11"/>
          <table:table-cell table:style-name="ce11" table:formula="of:=[.C35]/[.E35]/[.G35]" office:value-type="float" calcext:value-type="float" office:value="5.2001226134174112e-06">
            <text:p>5.2001226134174112e-06</text:p>
          </table:table-cell>
          <table:table-cell table:style-name="ce11" table:formula="of:=[.D35]/[.E35]/[.G35]" office:value-type="float" calcext:value-type="float" office:value="3.1611271676300575e-06">
            <text:p>3.1611271676300575e-06</text:p>
          </table:table-cell>
          <table:table-cell table:style-name="ce11"/>
          <table:table-cell table:style-name="ce11" table:formula="of:=[.C35]/[.E35]/[.F35]/[.G35]" office:value-type="float" calcext:value-type="float" office:value="7.0177093298480575e-09">
            <text:p>7.0177093298480575e-09</text:p>
          </table:table-cell>
          <table:table-cell table:style-name="ce11" table:formula="of:=[.D35]/[.E35]/[.F35]/[.G35]" office:value-type="float" calcext:value-type="float" office:value="4.2660285663023724e-09">
            <text:p>4.2660285663023724e-09</text:p>
          </table:table-cell>
          <table:table-cell/>
          <table:table-cell table:number-columns-repeated="1024"/>
        </table:table-row>
        <table:table-row table:style-name="ro37">
          <table:table-cell table:style-name="ce11" office:value-type="string" calcext:value-type="string">
            <text:p><text:span text:style-name="T38">Flywheel 2</text:span></text:p>
          </table:table-cell>
          <table:table-cell table:style-name="ce11"/>
          <table:table-cell table:style-name="ce11" office:value-type="float" calcext:value-type="float" office:value="380">
            <text:p>380</text:p>
          </table:table-cell>
          <table:table-cell table:style-name="ce11" office:value-type="float" calcext:value-type="float" office:value="231">
            <text:p>231</text:p>
          </table:table-cell>
          <table:table-cell table:style-name="ce11" office:value-type="float" calcext:value-type="float" office:value="1383">
            <text:p>1383</text:p>
          </table:table-cell>
          <table:table-cell table:style-name="ce11" office:value-type="float" calcext:value-type="float" office:value="741">
            <text:p>741</text:p>
          </table:table-cell>
          <table:table-cell table:style-name="ce11" office:value-type="float" calcext:value-type="float" office:value="53600">
            <text:p>53600</text:p>
          </table:table-cell>
          <table:table-cell table:style-name="ce9"/>
          <table:table-cell table:style-name="ce11" table:formula="of:=30000/PI()*[.D36]/[.C36]" office:value-type="float" calcext:value-type="float" office:value="5804.9671348780776">
            <text:p>5804.9671348780776</text:p>
          </table:table-cell>
          <table:table-cell table:style-name="ce11"/>
          <table:table-cell table:style-name="ce11" table:formula="of:=[.C36]/[.E36]" office:value-type="float" calcext:value-type="float" office:value="0.27476500361532902">
            <text:p>0.27476500361532902</text:p>
          </table:table-cell>
          <table:table-cell table:style-name="ce11" table:formula="of:=[.D36]/[.E36]" office:value-type="float" calcext:value-type="float" office:value="0.16702819956616052">
            <text:p>0.16702819956616052</text:p>
          </table:table-cell>
          <table:table-cell table:style-name="ce11"/>
          <table:table-cell table:style-name="ce11" table:formula="of:=[.C36]/[.F36]" office:value-type="float" calcext:value-type="float" office:value="0.51282051282051277">
            <text:p>0.51282051282051277</text:p>
          </table:table-cell>
          <table:table-cell table:style-name="ce11" table:formula="of:=[.D36]/[.F36]" office:value-type="float" calcext:value-type="float" office:value="0.31174089068825911">
            <text:p>0.31174089068825911</text:p>
          </table:table-cell>
          <table:table-cell table:style-name="ce11"/>
          <table:table-cell table:style-name="ce11" table:formula="of:=[.C36]/[.G36]" office:value-type="float" calcext:value-type="float" office:value="0.0070895522388059705">
            <text:p>0.0070895522388059705</text:p>
          </table:table-cell>
          <table:table-cell table:style-name="ce11" table:formula="of:=[.D36]/[.G36]" office:value-type="float" calcext:value-type="float" office:value="0.004309701492537313">
            <text:p>0.004309701492537313</text:p>
          </table:table-cell>
          <table:table-cell table:style-name="ce11"/>
          <table:table-cell table:style-name="ce11" table:formula="of:=[.E36]/[.F36]" office:value-type="float" calcext:value-type="float" office:value="1.8663967611336032">
            <text:p>1.8663967611336032</text:p>
          </table:table-cell>
          <table:table-cell table:style-name="ce11" table:formula="of:=[.E36]/[.G36]" office:value-type="float" calcext:value-type="float" office:value="0.02580223880597015">
            <text:p>0.02580223880597015</text:p>
          </table:table-cell>
          <table:table-cell table:style-name="ce11"/>
          <table:table-cell table:style-name="ce11" table:formula="of:=[.F36]/[.G36]" office:value-type="float" calcext:value-type="float" office:value="0.013824626865671642">
            <text:p>0.013824626865671642</text:p>
          </table:table-cell>
          <table:table-cell table:style-name="ce10"/>
          <table:table-cell table:style-name="ce11" table:formula="of:=[.C36]/[.E36]/[.F36]" office:value-type="float" calcext:value-type="float" office:value="0.00037080297383985022">
            <text:p>0.00037080297383985022</text:p>
          </table:table-cell>
          <table:table-cell table:style-name="ce11" table:formula="of:=[.D36]/[.E36]/[.F36]" office:value-type="float" calcext:value-type="float" office:value="0.00022540917620264577">
            <text:p>0.00022540917620264577</text:p>
          </table:table-cell>
          <table:table-cell table:style-name="ce11"/>
          <table:table-cell table:style-name="ce11" table:formula="of:=[.C36]/[.E36]/[.G36]" office:value-type="float" calcext:value-type="float" office:value="5.1262127540173325e-06">
            <text:p>5.1262127540173325e-06</text:p>
          </table:table-cell>
          <table:table-cell table:style-name="ce11" table:formula="of:=[.D36]/[.E36]/[.G36]" office:value-type="float" calcext:value-type="float" office:value="3.1161977531000097e-06">
            <text:p>3.1161977531000097e-06</text:p>
          </table:table-cell>
          <table:table-cell table:style-name="ce11"/>
          <table:table-cell table:style-name="ce11" table:formula="of:=[.C36]/[.E36]/[.F36]/[.G36]" office:value-type="float" calcext:value-type="float" office:value="6.9179659298479523e-09">
            <text:p>6.9179659298479523e-09</text:p>
          </table:table-cell>
          <table:table-cell table:style-name="ce11" table:formula="of:=[.D36]/[.E36]/[.F36]/[.G36]" office:value-type="float" calcext:value-type="float" office:value="4.2053950784075706e-09">
            <text:p>4.2053950784075706e-09</text:p>
          </table:table-cell>
          <table:table-cell/>
          <table:table-cell table:number-columns-repeated="1024"/>
        </table:table-row>
        <table:table-row table:style-name="ro38">
          <table:table-cell table:style-name="ce11" office:value-type="string" calcext:value-type="string">
            <text:p><text:span text:style-name="T39">Flywheel 3</text:span></text:p>
          </table:table-cell>
          <table:table-cell table:style-name="ce11"/>
          <table:table-cell table:style-name="ce11" office:value-type="float" calcext:value-type="float" office:value="380">
            <text:p>380</text:p>
          </table:table-cell>
          <table:table-cell table:style-name="ce11" office:value-type="float" calcext:value-type="float" office:value="231">
            <text:p>231</text:p>
          </table:table-cell>
          <table:table-cell table:style-name="ce11" office:value-type="float" calcext:value-type="float" office:value="1381">
            <text:p>1381</text:p>
          </table:table-cell>
          <table:table-cell table:style-name="ce11" office:value-type="float" calcext:value-type="float" office:value="742">
            <text:p>742</text:p>
          </table:table-cell>
          <table:table-cell table:style-name="ce11" office:value-type="float" calcext:value-type="float" office:value="54400">
            <text:p>54400</text:p>
          </table:table-cell>
          <table:table-cell table:style-name="ce9"/>
          <table:table-cell table:style-name="ce11" table:formula="of:=30000/PI()*[.D37]/[.C37]" office:value-type="float" calcext:value-type="float" office:value="5804.9671348780776">
            <text:p>5804.9671348780776</text:p>
          </table:table-cell>
          <table:table-cell table:style-name="ce11"/>
          <table:table-cell table:style-name="ce11" table:formula="of:=[.C37]/[.E37]" office:value-type="float" calcext:value-type="float" office:value="0.27516292541636495">
            <text:p>0.27516292541636495</text:p>
          </table:table-cell>
          <table:table-cell table:style-name="ce11" table:formula="of:=[.D37]/[.E37]" office:value-type="float" calcext:value-type="float" office:value="0.16727009413468502">
            <text:p>0.16727009413468502</text:p>
          </table:table-cell>
          <table:table-cell table:style-name="ce11"/>
          <table:table-cell table:style-name="ce11" table:formula="of:=[.C37]/[.F37]" office:value-type="float" calcext:value-type="float" office:value="0.5121293800539084">
            <text:p>0.5121293800539084</text:p>
          </table:table-cell>
          <table:table-cell table:style-name="ce11" table:formula="of:=[.D37]/[.F37]" office:value-type="float" calcext:value-type="float" office:value="0.31132075471698112">
            <text:p>0.31132075471698112</text:p>
          </table:table-cell>
          <table:table-cell table:style-name="ce11"/>
          <table:table-cell table:style-name="ce11" table:formula="of:=[.C37]/[.G37]" office:value-type="float" calcext:value-type="float" office:value="0.0069852941176470592">
            <text:p>0.0069852941176470592</text:p>
          </table:table-cell>
          <table:table-cell table:style-name="ce11" table:formula="of:=[.D37]/[.G37]" office:value-type="float" calcext:value-type="float" office:value="0.0042463235294117651">
            <text:p>0.0042463235294117651</text:p>
          </table:table-cell>
          <table:table-cell table:style-name="ce11"/>
          <table:table-cell table:style-name="ce11" table:formula="of:=[.E37]/[.F37]" office:value-type="float" calcext:value-type="float" office:value="1.8611859838274933">
            <text:p>1.8611859838274933</text:p>
          </table:table-cell>
          <table:table-cell table:style-name="ce11" table:formula="of:=[.E37]/[.G37]" office:value-type="float" calcext:value-type="float" office:value="0.025386029411764707">
            <text:p>0.025386029411764707</text:p>
          </table:table-cell>
          <table:table-cell table:style-name="ce11"/>
          <table:table-cell table:style-name="ce11" table:formula="of:=[.F37]/[.G37]" office:value-type="float" calcext:value-type="float" office:value="0.013639705882352941">
            <text:p>0.013639705882352941</text:p>
          </table:table-cell>
          <table:table-cell table:style-name="ce10"/>
          <table:table-cell table:style-name="ce11" table:formula="of:=[.C37]/[.E37]/[.F37]" office:value-type="float" calcext:value-type="float" office:value="0.00037083952212448105">
            <text:p>0.00037083952212448105</text:p>
          </table:table-cell>
          <table:table-cell table:style-name="ce11" table:formula="of:=[.D37]/[.E37]/[.F37]" office:value-type="float" calcext:value-type="float" office:value="0.0002254313937125135">
            <text:p>0.0002254313937125135</text:p>
          </table:table-cell>
          <table:table-cell table:style-name="ce11"/>
          <table:table-cell table:style-name="ce11" table:formula="of:=[.C37]/[.E37]/[.G37]" office:value-type="float" calcext:value-type="float" office:value="5.0581420113302378e-06">
            <text:p>5.0581420113302378e-06</text:p>
          </table:table-cell>
          <table:table-cell table:style-name="ce11" table:formula="of:=[.D37]/[.E37]/[.G37]" office:value-type="float" calcext:value-type="float" office:value="3.0748179068875924e-06">
            <text:p>3.0748179068875924e-06</text:p>
          </table:table-cell>
          <table:table-cell table:style-name="ce11"/>
          <table:table-cell table:style-name="ce11" table:formula="of:=[.C37]/[.E37]/[.F37]/[.G37]" office:value-type="float" calcext:value-type="float" office:value="6.8169029802294309e-09">
            <text:p>6.8169029802294309e-09</text:p>
          </table:table-cell>
          <table:table-cell table:style-name="ce11" table:formula="of:=[.D37]/[.E37]/[.F37]/[.G37]" office:value-type="float" calcext:value-type="float" office:value="4.1439594432447336e-09">
            <text:p>4.1439594432447336e-09</text:p>
          </table:table-cell>
          <table:table-cell/>
          <table:table-cell table:number-columns-repeated="1024"/>
        </table:table-row>
        <table:table-row table:style-name="ro39">
          <table:table-cell table:style-name="ce11"/>
          <table:table-cell table:number-columns-repeated="6"/>
          <table:table-cell table:style-name="ce9"/>
          <table:table-cell table:style-name="ce11"/>
          <table:table-cell table:number-columns-repeated="14"/>
          <table:table-cell table:style-name="ce10"/>
          <table:table-cell table:style-name="ce11"/>
          <table:table-cell table:number-columns-repeated="1024"/>
        </table:table-row>
        <table:table-row table:style-name="ro40">
          <table:table-cell table:number-columns-repeated="13"/>
          <table:table-cell table:style-name="ce11"/>
          <table:table-cell table:number-columns-repeated="9"/>
          <table:table-cell table:style-name="ce10"/>
          <table:table-cell table:number-columns-repeated="3"/>
          <table:table-cell table:style-name="ce11"/>
          <table:table-cell table:number-columns-repeated="1024"/>
        </table:table-row>
        <table:table-row table:style-name="ro41">
          <table:table-cell table:number-columns-repeated="2"/>
          <table:table-cell table:style-name="ce11" table:formula="of:=MIN([.C3:.C37])" office:value-type="float" calcext:value-type="float" office:value="380">
            <text:p>380</text:p>
          </table:table-cell>
          <table:table-cell table:style-name="ce11" table:formula="of:=MIN([.D3:.D37])" office:value-type="float" calcext:value-type="float" office:value="231">
            <text:p>231</text:p>
          </table:table-cell>
          <table:table-cell table:style-name="ce11" table:formula="of:=MIN([.E3:.E37])" office:value-type="float" calcext:value-type="float" office:value="1366">
            <text:p>1366</text:p>
          </table:table-cell>
          <table:table-cell table:style-name="ce11" table:formula="of:=MIN([.F3:.F37])" office:value-type="float" calcext:value-type="float" office:value="740">
            <text:p>740</text:p>
          </table:table-cell>
          <table:table-cell table:style-name="ce11" table:formula="of:=MIN([.G3:.G37])" office:value-type="float" calcext:value-type="float" office:value="52000">
            <text:p>52000</text:p>
          </table:table-cell>
          <table:table-cell table:style-name="ce9"/>
          <table:table-cell table:style-name="ce11" table:formula="of:=MIN([.I3:.I37])" office:value-type="float" calcext:value-type="float" office:value="5788.1925595057592">
            <text:p>5788.1925595057592</text:p>
          </table:table-cell>
          <table:table-cell table:style-name="ce11"/>
          <table:table-cell table:style-name="ce11" table:formula="of:=MIN([.K3:.K37])" office:value-type="float" calcext:value-type="float" office:value="0.27436823104693142">
            <text:p>0.27436823104693142</text:p>
          </table:table-cell>
          <table:table-cell table:style-name="ce11" table:formula="of:=MIN([.L3:.L37])" office:value-type="float" calcext:value-type="float" office:value="0.16678700361010831">
            <text:p>0.16678700361010831</text:p>
          </table:table-cell>
          <table:table-cell table:style-name="ce11"/>
          <table:table-cell table:style-name="ce11" table:formula="of:=MIN([.N3:.N37])" office:value-type="float" calcext:value-type="float" office:value="0.5121293800539084">
            <text:p>0.5121293800539084</text:p>
          </table:table-cell>
          <table:table-cell table:style-name="ce11" table:formula="of:=MIN([.O3:.O37])" office:value-type="float" calcext:value-type="float" office:value="0.31132075471698112">
            <text:p>0.31132075471698112</text:p>
          </table:table-cell>
          <table:table-cell table:style-name="ce11"/>
          <table:table-cell table:style-name="ce11" table:formula="of:=MIN([.Q3:.Q37])" office:value-type="float" calcext:value-type="float" office:value="0.0069852941176470592">
            <text:p>0.0069852941176470592</text:p>
          </table:table-cell>
          <table:table-cell table:style-name="ce11" table:formula="of:=MIN([.R3:.R37])" office:value-type="float" calcext:value-type="float" office:value="0.0042463235294117651">
            <text:p>0.0042463235294117651</text:p>
          </table:table-cell>
          <table:table-cell table:style-name="ce11"/>
          <table:table-cell table:style-name="ce11" table:formula="of:=MIN([.T3:.T37])" office:value-type="float" calcext:value-type="float" office:value="1.8128272251308901">
            <text:p>1.8128272251308901</text:p>
          </table:table-cell>
          <table:table-cell table:style-name="ce11" table:formula="of:=MIN([.U3:.U37])" office:value-type="float" calcext:value-type="float" office:value="0.024323374340949035">
            <text:p>0.024323374340949035</text:p>
          </table:table-cell>
          <table:table-cell table:style-name="ce11"/>
          <table:table-cell table:style-name="ce11" table:formula="of:=MIN([.W3:.W37])" office:value-type="float" calcext:value-type="float" office:value="0.013145869947275922">
            <text:p>0.013145869947275922</text:p>
          </table:table-cell>
          <table:table-cell table:style-name="ce10"/>
          <table:table-cell table:style-name="ce11" table:formula="of:=MIN([.Y3:.Y37])" office:value-type="float" calcext:value-type="float" office:value="0.00037053505261597745">
            <text:p>0.00037053505261597745</text:p>
          </table:table-cell>
          <table:table-cell table:style-name="ce11" table:formula="of:=MIN([.Z3:.Z37])" office:value-type="float" calcext:value-type="float" office:value="0.00022524630830076525">
            <text:p>0.00022524630830076525</text:p>
          </table:table-cell>
          <table:table-cell table:style-name="ce11"/>
          <table:table-cell table:style-name="ce11" table:formula="of:=MIN([.AB3:.AB37])" office:value-type="float" calcext:value-type="float" office:value="5.0581420113302378e-06">
            <text:p>5.0581420113302378e-06</text:p>
          </table:table-cell>
          <table:table-cell table:style-name="ce11" table:formula="of:=MIN([.AC3:.AC37])" office:value-type="float" calcext:value-type="float" office:value="3.0748179068875924e-06">
            <text:p>3.0748179068875924e-06</text:p>
          </table:table-cell>
          <table:table-cell table:style-name="ce11"/>
          <table:table-cell table:style-name="ce11" table:formula="of:=MIN([.AE3:.AE37])" office:value-type="float" calcext:value-type="float" office:value="6.7337218690851792e-09">
            <text:p>6.7337218690851792e-09</text:p>
          </table:table-cell>
          <table:table-cell table:style-name="ce11" table:formula="of:=MIN([.AF3:.AF37])" office:value-type="float" calcext:value-type="float" office:value="4.1253607463895871e-09">
            <text:p>4.1253607463895871e-09</text:p>
          </table:table-cell>
          <table:table-cell/>
          <table:table-cell table:number-columns-repeated="1024"/>
        </table:table-row>
        <table:table-row table:style-name="ro42">
          <table:table-cell table:number-columns-repeated="2"/>
          <table:table-cell table:style-name="ce11" table:formula="of:=MAX([.C3:.C37])" office:value-type="float" calcext:value-type="float" office:value="438">
            <text:p>438</text:p>
          </table:table-cell>
          <table:table-cell table:style-name="ce11" table:formula="of:=MAX([.D3:.D37])" office:value-type="float" calcext:value-type="float" office:value="273">
            <text:p>273</text:p>
          </table:table-cell>
          <table:table-cell table:style-name="ce11" table:formula="of:=MAX([.E3:.E37])" office:value-type="float" calcext:value-type="float" office:value="1400">
            <text:p>1400</text:p>
          </table:table-cell>
          <table:table-cell table:style-name="ce11" table:formula="of:=MAX([.F3:.F37])" office:value-type="float" calcext:value-type="float" office:value="764">
            <text:p>764</text:p>
          </table:table-cell>
          <table:table-cell table:style-name="ce11" table:formula="of:=MAX([.G3:.G37])" office:value-type="float" calcext:value-type="float" office:value="57400">
            <text:p>57400</text:p>
          </table:table-cell>
          <table:table-cell table:style-name="ce9"/>
          <table:table-cell table:style-name="ce11" table:formula="of:=MAX([.I3:.I37])" office:value-type="float" calcext:value-type="float" office:value="6452.8662570426877">
            <text:p>6452.8662570426877</text:p>
          </table:table-cell>
          <table:table-cell table:style-name="ce11"/>
          <table:table-cell table:style-name="ce11" table:formula="of:=MAX([.K3:.K37])" office:value-type="float" calcext:value-type="float" office:value="0.31352899069434503">
            <text:p>0.31352899069434503</text:p>
          </table:table-cell>
          <table:table-cell table:style-name="ce11" table:formula="of:=MAX([.L3:.L37])" office:value-type="float" calcext:value-type="float" office:value="0.19711191335740072">
            <text:p>0.19711191335740072</text:p>
          </table:table-cell>
          <table:table-cell table:style-name="ce11"/>
          <table:table-cell table:style-name="ce11" table:formula="of:=MAX([.N3:.N37])" office:value-type="float" calcext:value-type="float" office:value="0.57707509881422925">
            <text:p>0.57707509881422925</text:p>
          </table:table-cell>
          <table:table-cell table:style-name="ce11" table:formula="of:=MAX([.O3:.O37])" office:value-type="float" calcext:value-type="float" office:value="0.35732984293193715">
            <text:p>0.35732984293193715</text:p>
          </table:table-cell>
          <table:table-cell table:style-name="ce11"/>
          <table:table-cell table:style-name="ce11" table:formula="of:=MAX([.Q3:.Q37])" office:value-type="float" calcext:value-type="float" office:value="0.0076306620209059236">
            <text:p>0.0076306620209059236</text:p>
          </table:table-cell>
          <table:table-cell table:style-name="ce11" table:formula="of:=MAX([.R3:.R37])" office:value-type="float" calcext:value-type="float" office:value="0.0048148148148148152">
            <text:p>0.0048148148148148152</text:p>
          </table:table-cell>
          <table:table-cell table:style-name="ce11"/>
          <table:table-cell table:style-name="ce11" table:formula="of:=MAX([.T3:.T37])" office:value-type="float" calcext:value-type="float" office:value="1.8842530282637955">
            <text:p>1.8842530282637955</text:p>
          </table:table-cell>
          <table:table-cell table:style-name="ce11" table:formula="of:=MAX([.U3:.U37])" office:value-type="float" calcext:value-type="float" office:value="0.026634615384615385">
            <text:p>0.026634615384615385</text:p>
          </table:table-cell>
          <table:table-cell table:style-name="ce11"/>
          <table:table-cell table:style-name="ce11" table:formula="of:=MAX([.W3:.W37])" office:value-type="float" calcext:value-type="float" office:value="0.014230769230769231">
            <text:p>0.014230769230769231</text:p>
          </table:table-cell>
          <table:table-cell table:style-name="ce10"/>
          <table:table-cell table:style-name="ce11" table:formula="of:=MAX([.Y3:.Y37])" office:value-type="float" calcext:value-type="float" office:value="0.00041308167416909754">
            <text:p>0.00041308167416909754</text:p>
          </table:table-cell>
          <table:table-cell table:style-name="ce11" table:formula="of:=MAX([.Z3:.Z37])" office:value-type="float" calcext:value-type="float" office:value="0.00025799988659345644">
            <text:p>0.00025799988659345644</text:p>
          </table:table-cell>
          <table:table-cell table:style-name="ce11"/>
          <table:table-cell table:style-name="ce11" table:formula="of:=MAX([.AB3:.AB37])" office:value-type="float" calcext:value-type="float" office:value="5.4854040846621333e-06">
            <text:p>5.4854040846621333e-06</text:p>
          </table:table-cell>
          <table:table-cell table:style-name="ce11" table:formula="of:=MAX([.AC3:.AC37])" office:value-type="float" calcext:value-type="float" office:value="3.4764005883139459e-06">
            <text:p>3.4764005883139459e-06</text:p>
          </table:table-cell>
          <table:table-cell table:style-name="ce11"/>
          <table:table-cell table:style-name="ce11" table:formula="of:=MAX([.AE3:.AE37])" office:value-type="float" calcext:value-type="float" office:value="7.2944203253485816e-09">
            <text:p>7.2944203253485816e-09</text:p>
          </table:table-cell>
          <table:table-cell table:style-name="ce11" table:formula="of:=MAX([.AF3:.AF37])" office:value-type="float" calcext:value-type="float" office:value="4.5502625501491435e-09">
            <text:p>4.5502625501491435e-09</text:p>
          </table:table-cell>
          <table:table-cell/>
          <table:table-cell table:number-columns-repeated="1024"/>
        </table:table-row>
        <table:table-row table:number-rows-repeated="23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display-name="Good" style:family="table-cell" style:name="Good">
      <style:table-cell-properties fo:background-color="#C6EFCE"/>
      <style:paragraph-properties style:writing-mode="page"/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display-name="Neutral" style:family="table-cell" style:name="Neutral">
      <style:table-cell-properties fo:background-color="#FFEB9C"/>
      <style:paragraph-properties style:writing-mode="page"/>
      <style:text-properties fo:color="#9C65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data-style-name="" style:family="table-cell" style:name="ce2">
      <style:table-cell-properties fo:background-color="#C6EFCE"/>
      <style:paragraph-properties style:writing-mode="page"/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data-style-name="" style:family="table-cell" style:name="ce3">
      <style:table-cell-properties fo:background-color="#FFEB9C"/>
      <style:paragraph-properties style:writing-mode="page"/>
      <style:text-properties fo:color="#9C65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1.0.173</meta:generator>
  </office:meta>
</office:document-meta>
</file>